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in" svg:height="3.5453in" svg:x="4.5524in" svg:y="0.7843in">
            <draw:object draw:notify-on-update-of-ranges="Sheet1.A3:Sheet1.A3 Sheet1.A4:Sheet1.A154 Sheet1.B3:Sheet1.B3 Sheet1.B4:Sheet1.B154 Sheet1.D3:Sheet1.D3 Sheet1.D4:Sheet1.D154 Sheet1.A4:Sheet1.A154 Sheet1.C3:Sheet1.C3 Sheet1.C4:Sheet1.C154 Sheet1.A4:Sheet1.A154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>
          <table:table-cell table:number-columns-repeated="3"/>
          <table:table-cell office:value-type="string" calcext:value-type="string">
            <text:p>Multiplier</text:p>
          </table:table-cell>
          <table:table-cell office:value-type="string" calcext:value-type="string">
            <text:p>LR-Shift</text:p>
          </table:table-cell>
          <table:table-cell office:value-type="string" calcext:value-type="string">
            <text:p>X-multiplier</text:p>
          </table:table-cell>
          <table:table-cell office:value-type="string" calcext:value-type="string">
            <text:p>Linear Increase</text:p>
          </table:table-cell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office:value-type="float" office:value="0.15" calcext:value-type="float">
            <text:p>0.15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Total Growth</text:p>
          </table:table-cell>
          <table:table-cell office:value-type="string" calcext:value-type="string">
            <text:p>'+linear</text:p>
          </table:table-cell>
          <table:table-cell office:value-type="string" calcext:value-type="string">
            <text:p>old model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$D$2])/((1+EXP((-[.A4]*[.$F$2])+[.$E$2])))" office:value-type="float" office:value="1.43889679696732" calcext:value-type="float">
            <text:p>1.438896797</text:p>
          </table:table-cell>
          <table:table-cell table:formula="of:=[.B4]+([.$G$2]*[.A4])" office:value-type="float" office:value="1.43889679696732" calcext:value-type="float">
            <text:p>1.438896797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([.$D$2])/((1+EXP((-[.A5]*[.$F$2])+[.$E$2])))" office:value-type="float" office:value="1.66690756149443" calcext:value-type="float">
            <text:p>1.6669075615</text:p>
          </table:table-cell>
          <table:table-cell table:formula="of:=[.B5]+([.$G$2]*[.A5])" office:value-type="float" office:value="1.86690756149443" calcext:value-type="float">
            <text:p>1.8669075615</text:p>
          </table:table-cell>
          <table:table-cell table:formula="of:=22*LN([.A5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([.$D$2])/((1+EXP((-[.A6]*[.$F$2])+[.$E$2])))" office:value-type="float" office:value="1.93016171341354" calcext:value-type="float">
            <text:p>1.9301617134</text:p>
          </table:table-cell>
          <table:table-cell table:formula="of:=[.B6]+([.$G$2]*[.A6])" office:value-type="float" office:value="2.33016171341354" calcext:value-type="float">
            <text:p>2.3301617134</text:p>
          </table:table-cell>
          <table:table-cell table:formula="of:=22*LN([.A6])" office:value-type="float" office:value="15.2492379723188" calcext:value-type="float">
            <text:p>15.249237972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([.$D$2])/((1+EXP((-[.A7]*[.$F$2])+[.$E$2])))" office:value-type="float" office:value="2.23380590272584" calcext:value-type="float">
            <text:p>2.2338059027</text:p>
          </table:table-cell>
          <table:table-cell table:formula="of:=[.B7]+([.$G$2]*[.A7])" office:value-type="float" office:value="2.83380590272584" calcext:value-type="float">
            <text:p>2.8338059027</text:p>
          </table:table-cell>
          <table:table-cell table:formula="of:=22*LN([.A7])" office:value-type="float" office:value="24.1694703506984" calcext:value-type="float">
            <text:p>24.1694703507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([.$D$2])/((1+EXP((-[.A8]*[.$F$2])+[.$E$2])))" office:value-type="float" office:value="2.58363717587604" calcext:value-type="float">
            <text:p>2.5836371759</text:p>
          </table:table-cell>
          <table:table-cell table:formula="of:=[.B8]+([.$G$2]*[.A8])" office:value-type="float" office:value="3.38363717587604" calcext:value-type="float">
            <text:p>3.3836371759</text:p>
          </table:table-cell>
          <table:table-cell table:formula="of:=22*LN([.A8])" office:value-type="float" office:value="30.4984759446376" calcext:value-type="float">
            <text:p>30.4984759446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([.$D$2])/((1+EXP((-[.A9]*[.$F$2])+[.$E$2])))" office:value-type="float" office:value="2.98615098753036" calcext:value-type="float">
            <text:p>2.9861509875</text:p>
          </table:table-cell>
          <table:table-cell table:formula="of:=[.B9]+([.$G$2]*[.A9])" office:value-type="float" office:value="3.98615098753036" calcext:value-type="float">
            <text:p>3.9861509875</text:p>
          </table:table-cell>
          <table:table-cell table:formula="of:=22*LN([.A9])" office:value-type="float" office:value="35.4076340735502" calcext:value-type="float">
            <text:p>35.4076340736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([.$D$2])/((1+EXP((-[.A10]*[.$F$2])+[.$E$2])))" office:value-type="float" office:value="3.44858039528689" calcext:value-type="float">
            <text:p>3.4485803953</text:p>
          </table:table-cell>
          <table:table-cell table:formula="of:=[.B10]+([.$G$2]*[.A10])" office:value-type="float" office:value="4.64858039528689" calcext:value-type="float">
            <text:p>4.6485803953</text:p>
          </table:table-cell>
          <table:table-cell table:formula="of:=22*LN([.A10])" office:value-type="float" office:value="39.4187083230172" calcext:value-type="float">
            <text:p>39.418708323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([.$D$2])/((1+EXP((-[.A11]*[.$F$2])+[.$E$2])))" office:value-type="float" office:value="3.97892092468454" calcext:value-type="float">
            <text:p>3.9789209247</text:p>
          </table:table-cell>
          <table:table-cell table:formula="of:=[.B11]+([.$G$2]*[.A11])" office:value-type="float" office:value="5.37892092468454" calcext:value-type="float">
            <text:p>5.3789209247</text:p>
          </table:table-cell>
          <table:table-cell table:formula="of:=22*LN([.A11])" office:value-type="float" office:value="42.8100232792169" calcext:value-type="float">
            <text:p>42.8100232792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([.$D$2])/((1+EXP((-[.A12]*[.$F$2])+[.$E$2])))" office:value-type="float" office:value="4.5859340719095" calcext:value-type="float">
            <text:p>4.5859340719</text:p>
          </table:table-cell>
          <table:table-cell table:formula="of:=[.B12]+([.$G$2]*[.A12])" office:value-type="float" office:value="6.1859340719095" calcext:value-type="float">
            <text:p>6.1859340719</text:p>
          </table:table-cell>
          <table:table-cell table:formula="of:=22*LN([.A12])" office:value-type="float" office:value="45.7477139169564" calcext:value-type="float">
            <text:p>45.747713917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([.$D$2])/((1+EXP((-[.A13]*[.$F$2])+[.$E$2])))" office:value-type="float" office:value="5.2791207592975" calcext:value-type="float">
            <text:p>5.2791207593</text:p>
          </table:table-cell>
          <table:table-cell table:formula="of:=[.B13]+([.$G$2]*[.A13])" office:value-type="float" office:value="7.0791207592975" calcext:value-type="float">
            <text:p>7.0791207593</text:p>
          </table:table-cell>
          <table:table-cell table:formula="of:=22*LN([.A13])" office:value-type="float" office:value="48.3389407013968" calcext:value-type="float">
            <text:p>48.3389407014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([.$D$2])/((1+EXP((-[.A14]*[.$F$2])+[.$E$2])))" office:value-type="float" office:value="6.06865440169948" calcext:value-type="float">
            <text:p>6.0686544017</text:p>
          </table:table-cell>
          <table:table-cell table:formula="of:=[.B14]+([.$G$2]*[.A14])" office:value-type="float" office:value="8.06865440169948" calcext:value-type="float">
            <text:p>8.0686544017</text:p>
          </table:table-cell>
          <table:table-cell table:formula="of:=22*LN([.A14])" office:value-type="float" office:value="50.656872045869" calcext:value-type="float">
            <text:p>50.6568720459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([.$D$2])/((1+EXP((-[.A15]*[.$F$2])+[.$E$2])))" office:value-type="float" office:value="6.9652617952217" calcext:value-type="float">
            <text:p>6.9652617952</text:p>
          </table:table-cell>
          <table:table-cell table:formula="of:=[.B15]+([.$G$2]*[.A15])" office:value-type="float" office:value="9.1652617952217" calcext:value-type="float">
            <text:p>9.1652617952</text:p>
          </table:table-cell>
          <table:table-cell table:formula="of:=22*LN([.A15])" office:value-type="float" office:value="52.7536960015642" calcext:value-type="float">
            <text:p>52.7536960016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([.$D$2])/((1+EXP((-[.A16]*[.$F$2])+[.$E$2])))" office:value-type="float" office:value="7.98003912957481" calcext:value-type="float">
            <text:p>7.9800391296</text:p>
          </table:table-cell>
          <table:table-cell table:formula="of:=[.B16]+([.$G$2]*[.A16])" office:value-type="float" office:value="10.3800391295748" calcext:value-type="float">
            <text:p>10.3800391296</text:p>
          </table:table-cell>
          <table:table-cell table:formula="of:=22*LN([.A16])" office:value-type="float" office:value="54.667946295336" calcext:value-type="float">
            <text:p>54.6679462953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([.$D$2])/((1+EXP((-[.A17]*[.$F$2])+[.$E$2])))" office:value-type="float" office:value="9.12419050238327" calcext:value-type="float">
            <text:p>9.1241905024</text:p>
          </table:table-cell>
          <table:table-cell table:formula="of:=[.B17]+([.$G$2]*[.A17])" office:value-type="float" office:value="11.7241905023833" calcext:value-type="float">
            <text:p>11.7241905024</text:p>
          </table:table-cell>
          <table:table-cell table:formula="of:=22*LN([.A17])" office:value-type="float" office:value="56.4288858641538" calcext:value-type="float">
            <text:p>56.4288858642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([.$D$2])/((1+EXP((-[.A18]*[.$F$2])+[.$E$2])))" office:value-type="float" office:value="10.4086779490398" calcext:value-type="float">
            <text:p>10.408677949</text:p>
          </table:table-cell>
          <table:table-cell table:formula="of:=[.B18]+([.$G$2]*[.A18])" office:value-type="float" office:value="13.2086779490398" calcext:value-type="float">
            <text:p>13.208677949</text:p>
          </table:table-cell>
          <table:table-cell table:formula="of:=22*LN([.A18])" office:value-type="float" office:value="58.0592612515357" calcext:value-type="float">
            <text:p>58.0592612515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([.$D$2])/((1+EXP((-[.A19]*[.$F$2])+[.$E$2])))" office:value-type="float" office:value="11.8437758425352" calcext:value-type="float">
            <text:p>11.8437758425</text:p>
          </table:table-cell>
          <table:table-cell table:formula="of:=[.B19]+([.$G$2]*[.A19])" office:value-type="float" office:value="14.8437758425352" calcext:value-type="float">
            <text:p>14.8437758425</text:p>
          </table:table-cell>
          <table:table-cell table:formula="of:=22*LN([.A19])" office:value-type="float" office:value="59.5771044242486" calcext:value-type="float">
            <text:p>59.5771044242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([.$D$2])/((1+EXP((-[.A20]*[.$F$2])+[.$E$2])))" office:value-type="float" office:value="13.438529189286" calcext:value-type="float">
            <text:p>13.4385291893</text:p>
          </table:table-cell>
          <table:table-cell table:formula="of:=[.B20]+([.$G$2]*[.A20])" office:value-type="float" office:value="16.638529189286" calcext:value-type="float">
            <text:p>16.6385291893</text:p>
          </table:table-cell>
          <table:table-cell table:formula="of:=22*LN([.A20])" office:value-type="float" office:value="60.9969518892752" calcext:value-type="float">
            <text:p>60.9969518893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([.$D$2])/((1+EXP((-[.A21]*[.$F$2])+[.$E$2])))" office:value-type="float" office:value="15.200125281225" calcext:value-type="float">
            <text:p>15.2001252812</text:p>
          </table:table-cell>
          <table:table-cell table:formula="of:=[.B21]+([.$G$2]*[.A21])" office:value-type="float" office:value="18.600125281225" calcext:value-type="float">
            <text:p>18.6001252812</text:p>
          </table:table-cell>
          <table:table-cell table:formula="of:=22*LN([.A21])" office:value-type="float" office:value="62.3306935692368" calcext:value-type="float">
            <text:p>62.3306935692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([.$D$2])/((1+EXP((-[.A22]*[.$F$2])+[.$E$2])))" office:value-type="float" office:value="17.1332013565953" calcext:value-type="float">
            <text:p>17.1332013566</text:p>
          </table:table-cell>
          <table:table-cell table:formula="of:=[.B22]+([.$G$2]*[.A22])" office:value-type="float" office:value="20.7332013565953" calcext:value-type="float">
            <text:p>20.7332013566</text:p>
          </table:table-cell>
          <table:table-cell table:formula="of:=22*LN([.A22])" office:value-type="float" office:value="63.5881786737156" calcext:value-type="float">
            <text:p>63.5881786737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([.$D$2])/((1+EXP((-[.A23]*[.$F$2])+[.$E$2])))" office:value-type="float" office:value="19.2391266440711" calcext:value-type="float">
            <text:p>19.2391266441</text:p>
          </table:table-cell>
          <table:table-cell table:formula="of:=[.B23]+([.$G$2]*[.A23])" office:value-type="float" office:value="23.0391266440711" calcext:value-type="float">
            <text:p>23.0391266441</text:p>
          </table:table-cell>
          <table:table-cell table:formula="of:=22*LN([.A23])" office:value-type="float" office:value="64.7776575416617" calcext:value-type="float">
            <text:p>64.7776575417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([.$D$2])/((1+EXP((-[.A24]*[.$F$2])+[.$E$2])))" office:value-type="float" office:value="21.5153137095996" calcext:value-type="float">
            <text:p>21.5153137096</text:p>
          </table:table-cell>
          <table:table-cell table:formula="of:=[.B24]+([.$G$2]*[.A24])" office:value-type="float" office:value="25.5153137095996" calcext:value-type="float">
            <text:p>25.5153137096</text:p>
          </table:table-cell>
          <table:table-cell table:formula="of:=22*LN([.A24])" office:value-type="float" office:value="65.9061100181878" calcext:value-type="float">
            <text:p>65.9061100182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([.$D$2])/((1+EXP((-[.A25]*[.$F$2])+[.$E$2])))" office:value-type="float" office:value="23.9546286020822" calcext:value-type="float">
            <text:p>23.9546286021</text:p>
          </table:table-cell>
          <table:table-cell table:formula="of:=[.B25]+([.$G$2]*[.A25])" office:value-type="float" office:value="28.1546286020822" calcext:value-type="float">
            <text:p>28.1546286021</text:p>
          </table:table-cell>
          <table:table-cell table:formula="of:=22*LN([.A25])" office:value-type="float" office:value="66.9794936299153" calcext:value-type="float">
            <text:p>66.9794936299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([.$D$2])/((1+EXP((-[.A26]*[.$F$2])+[.$E$2])))" office:value-type="float" office:value="26.5449782265467" calcext:value-type="float">
            <text:p>26.5449782265</text:p>
          </table:table-cell>
          <table:table-cell table:formula="of:=[.B26]+([.$G$2]*[.A26])" office:value-type="float" office:value="30.9449782265467" calcext:value-type="float">
            <text:p>30.9449782265</text:p>
          </table:table-cell>
          <table:table-cell table:formula="of:=22*LN([.A26])" office:value-type="float" office:value="68.002933973883" calcext:value-type="float">
            <text:p>68.0029339739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([.$D$2])/((1+EXP((-[.A27]*[.$F$2])+[.$E$2])))" office:value-type="float" office:value="29.2691527191359" calcext:value-type="float">
            <text:p>29.2691527191</text:p>
          </table:table-cell>
          <table:table-cell table:formula="of:=[.B27]+([.$G$2]*[.A27])" office:value-type="float" office:value="33.8691527191359" calcext:value-type="float">
            <text:p>33.8691527191</text:p>
          </table:table-cell>
          <table:table-cell table:formula="of:=22*LN([.A27])" office:value-type="float" office:value="68.9808727504413" calcext:value-type="float">
            <text:p>68.9808727504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([.$D$2])/((1+EXP((-[.A28]*[.$F$2])+[.$E$2])))" office:value-type="float" office:value="32.1049871910038" calcext:value-type="float">
            <text:p>32.104987191</text:p>
          </table:table-cell>
          <table:table-cell table:formula="of:=[.B28]+([.$G$2]*[.A28])" office:value-type="float" office:value="36.9049871910038" calcext:value-type="float">
            <text:p>36.904987191</text:p>
          </table:table-cell>
          <table:table-cell table:formula="of:=22*LN([.A28])" office:value-type="float" office:value="69.9171842676548" calcext:value-type="float">
            <text:p>69.9171842677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([.$D$2])/((1+EXP((-[.A29]*[.$F$2])+[.$E$2])))" office:value-type="float" office:value="35.0258799291362" calcext:value-type="float">
            <text:p>35.0258799291</text:p>
          </table:table-cell>
          <table:table-cell table:formula="of:=[.B29]+([.$G$2]*[.A29])" office:value-type="float" office:value="40.0258799291362" calcext:value-type="float">
            <text:p>40.0258799291</text:p>
          </table:table-cell>
          <table:table-cell table:formula="of:=22*LN([.A29])" office:value-type="float" office:value="70.8152681471004" calcext:value-type="float">
            <text:p>70.8152681471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([.$D$2])/((1+EXP((-[.A30]*[.$F$2])+[.$E$2])))" office:value-type="float" office:value="38.0016650016848" calcext:value-type="float">
            <text:p>38.0016650017</text:p>
          </table:table-cell>
          <table:table-cell table:formula="of:=[.B30]+([.$G$2]*[.A30])" office:value-type="float" office:value="43.2016650016848" calcext:value-type="float">
            <text:p>43.2016650017</text:p>
          </table:table-cell>
          <table:table-cell table:formula="of:=22*LN([.A30])" office:value-type="float" office:value="71.6781238364726" calcext:value-type="float">
            <text:p>71.6781238365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([.$D$2])/((1+EXP((-[.A31]*[.$F$2])+[.$E$2])))" office:value-type="float" office:value="40.9997917187368" calcext:value-type="float">
            <text:p>40.9997917187</text:p>
          </table:table-cell>
          <table:table-cell table:formula="of:=[.B31]+([.$G$2]*[.A31])" office:value-type="float" office:value="46.3997917187368" calcext:value-type="float">
            <text:p>46.3997917187</text:p>
          </table:table-cell>
          <table:table-cell table:formula="of:=22*LN([.A31])" office:value-type="float" office:value="72.5084110520952" calcext:value-type="float">
            <text:p>72.5084110521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([.$D$2])/((1+EXP((-[.A32]*[.$F$2])+[.$E$2])))" office:value-type="float" office:value="43.9867197849982" calcext:value-type="float">
            <text:p>43.986719785</text:p>
          </table:table-cell>
          <table:table-cell table:formula="of:=[.B32]+([.$G$2]*[.A32])" office:value-type="float" office:value="49.5867197849982" calcext:value-type="float">
            <text:p>49.586719785</text:p>
          </table:table-cell>
          <table:table-cell table:formula="of:=22*LN([.A32])" office:value-type="float" office:value="73.3084992238545" calcext:value-type="float">
            <text:p>73.3084992239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([.$D$2])/((1+EXP((-[.A33]*[.$F$2])+[.$E$2])))" office:value-type="float" office:value="46.9294063133864" calcext:value-type="float">
            <text:p>46.9294063134</text:p>
          </table:table-cell>
          <table:table-cell table:formula="of:=[.B33]+([.$G$2]*[.A33])" office:value-type="float" office:value="52.7294063133864" calcext:value-type="float">
            <text:p>52.7294063134</text:p>
          </table:table-cell>
          <table:table-cell table:formula="of:=22*LN([.A33])" office:value-type="float" office:value="74.0805082597024" calcext:value-type="float">
            <text:p>74.0805082597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([.$D$2])/((1+EXP((-[.A34]*[.$F$2])+[.$E$2])))" office:value-type="float" office:value="49.7967464961484" calcext:value-type="float">
            <text:p>49.7967464961</text:p>
          </table:table-cell>
          <table:table-cell table:formula="of:=[.B34]+([.$G$2]*[.A34])" office:value-type="float" office:value="55.7967464961484" calcext:value-type="float">
            <text:p>55.7967464961</text:p>
          </table:table-cell>
          <table:table-cell table:formula="of:=22*LN([.A34])" office:value-type="float" office:value="74.8263423965674" calcext:value-type="float">
            <text:p>74.8263423966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([.$D$2])/((1+EXP((-[.A35]*[.$F$2])+[.$E$2])))" office:value-type="float" office:value="52.5608370138799" calcext:value-type="float">
            <text:p>52.5608370139</text:p>
          </table:table-cell>
          <table:table-cell table:formula="of:=[.B35]+([.$G$2]*[.A35])" office:value-type="float" office:value="58.7608370138799" calcext:value-type="float">
            <text:p>58.7608370139</text:p>
          </table:table-cell>
          <table:table-cell table:formula="of:=22*LN([.A35])" office:value-type="float" office:value="75.5477184986732" calcext:value-type="float">
            <text:p>75.5477184987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([.$D$2])/((1+EXP((-[.A36]*[.$F$2])+[.$E$2])))" office:value-type="float" office:value="55.197958490209" calcext:value-type="float">
            <text:p>55.1979584902</text:p>
          </table:table-cell>
          <table:table-cell table:formula="of:=[.B36]+([.$G$2]*[.A36])" office:value-type="float" office:value="61.597958490209" calcext:value-type="float">
            <text:p>61.5979584902</text:p>
          </table:table-cell>
          <table:table-cell table:formula="of:=22*LN([.A36])" office:value-type="float" office:value="76.246189861594" calcext:value-type="float">
            <text:p>76.2461898616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([.$D$2])/((1+EXP((-[.A37]*[.$F$2])+[.$E$2])))" office:value-type="float" office:value="57.689214241829" calcext:value-type="float">
            <text:p>57.6892142418</text:p>
          </table:table-cell>
          <table:table-cell table:formula="of:=[.B37]+([.$G$2]*[.A37])" office:value-type="float" office:value="64.2892142418291" calcext:value-type="float">
            <text:p>64.2892142418</text:p>
          </table:table-cell>
          <table:table-cell table:formula="of:=22*LN([.A37])" office:value-type="float" office:value="76.9231663522626" calcext:value-type="float">
            <text:p>76.9231663523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([.$D$2])/((1+EXP((-[.A38]*[.$F$2])+[.$E$2])))" office:value-type="float" office:value="60.0208084476094" calcext:value-type="float">
            <text:p>60.0208084476</text:p>
          </table:table-cell>
          <table:table-cell table:formula="of:=[.B38]+([.$G$2]*[.A38])" office:value-type="float" office:value="66.8208084476094" calcext:value-type="float">
            <text:p>66.8208084476</text:p>
          </table:table-cell>
          <table:table-cell table:formula="of:=22*LN([.A38])" office:value-type="float" office:value="77.5799315415556" calcext:value-type="float">
            <text:p>77.5799315416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([.$D$2])/((1+EXP((-[.A39]*[.$F$2])+[.$E$2])))" office:value-type="float" office:value="62.1839888939753" calcext:value-type="float">
            <text:p>62.183988894</text:p>
          </table:table-cell>
          <table:table-cell table:formula="of:=[.B39]+([.$G$2]*[.A39])" office:value-type="float" office:value="69.1839888939753" calcext:value-type="float">
            <text:p>69.183988894</text:p>
          </table:table-cell>
          <table:table-cell table:formula="of:=22*LN([.A39])" office:value-type="float" office:value="78.2176573527671" calcext:value-type="float">
            <text:p>78.2176573528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([.$D$2])/((1+EXP((-[.A40]*[.$F$2])+[.$E$2])))" office:value-type="float" office:value="64.1747110846865" calcext:value-type="float">
            <text:p>64.1747110847</text:p>
          </table:table-cell>
          <table:table-cell table:formula="of:=[.B40]+([.$G$2]*[.A40])" office:value-type="float" office:value="71.3747110846865" calcext:value-type="float">
            <text:p>71.3747110847</text:p>
          </table:table-cell>
          <table:table-cell table:formula="of:=22*LN([.A40])" office:value-type="float" office:value="78.8374166460344" calcext:value-type="float">
            <text:p>78.837416646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([.$D$2])/((1+EXP((-[.A41]*[.$F$2])+[.$E$2])))" office:value-type="float" office:value="65.9930985468768" calcext:value-type="float">
            <text:p>65.9930985469</text:p>
          </table:table-cell>
          <table:table-cell table:formula="of:=[.B41]+([.$G$2]*[.A41])" office:value-type="float" office:value="73.3930985468768" calcext:value-type="float">
            <text:p>73.3930985469</text:p>
          </table:table-cell>
          <table:table-cell table:formula="of:=22*LN([.A41])" office:value-type="float" office:value="79.4401940781729" calcext:value-type="float">
            <text:p>79.4401940782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([.$D$2])/((1+EXP((-[.A42]*[.$F$2])+[.$E$2])))" office:value-type="float" office:value="67.6427787933172" calcext:value-type="float">
            <text:p>67.6427787933</text:p>
          </table:table-cell>
          <table:table-cell table:formula="of:=[.B42]+([.$G$2]*[.A42])" office:value-type="float" office:value="75.2427787933172" calcext:value-type="float">
            <text:p>75.2427787933</text:p>
          </table:table-cell>
          <table:table-cell table:formula="of:=22*LN([.A42])" office:value-type="float" office:value="80.0268955139805" calcext:value-type="float">
            <text:p>80.026895514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([.$D$2])/((1+EXP((-[.A43]*[.$F$2])+[.$E$2])))" office:value-type="float" office:value="69.1301682392725" calcext:value-type="float">
            <text:p>69.1301682393</text:p>
          </table:table-cell>
          <table:table-cell table:formula="of:=[.B43]+([.$G$2]*[.A43])" office:value-type="float" office:value="76.9301682392725" calcext:value-type="float">
            <text:p>76.9301682393</text:p>
          </table:table-cell>
          <table:table-cell table:formula="of:=22*LN([.A43])" office:value-type="float" office:value="80.5983562148522" calcext:value-type="float">
            <text:p>80.5983562149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([.$D$2])/((1+EXP((-[.A44]*[.$F$2])+[.$E$2])))" office:value-type="float" office:value="70.4637662382306" calcext:value-type="float">
            <text:p>70.4637662382</text:p>
          </table:table-cell>
          <table:table-cell table:formula="of:=[.B44]+([.$G$2]*[.A44])" office:value-type="float" office:value="78.4637662382306" calcext:value-type="float">
            <text:p>78.4637662382</text:p>
          </table:table-cell>
          <table:table-cell table:formula="of:=22*LN([.A44])" office:value-type="float" office:value="81.1553479905066" calcext:value-type="float">
            <text:p>81.1553479905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([.$D$2])/((1+EXP((-[.A45]*[.$F$2])+[.$E$2])))" office:value-type="float" office:value="71.6535021504799" calcext:value-type="float">
            <text:p>71.6535021505</text:p>
          </table:table-cell>
          <table:table-cell table:formula="of:=[.B45]+([.$G$2]*[.A45])" office:value-type="float" office:value="79.8535021504799" calcext:value-type="float">
            <text:p>79.8535021505</text:p>
          </table:table-cell>
          <table:table-cell table:formula="of:=22*LN([.A45])" office:value-type="float" office:value="81.6985854674948" calcext:value-type="float">
            <text:p>81.6985854675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([.$D$2])/((1+EXP((-[.A46]*[.$F$2])+[.$E$2])))" office:value-type="float" office:value="72.7101631188115" calcext:value-type="float">
            <text:p>72.7101631188</text:p>
          </table:table-cell>
          <table:table-cell table:formula="of:=[.B46]+([.$G$2]*[.A46])" office:value-type="float" office:value="81.1101631188115" calcext:value-type="float">
            <text:p>81.1101631188</text:p>
          </table:table-cell>
          <table:table-cell table:formula="of:=22*LN([.A46])" office:value-type="float" office:value="82.2287316022341" calcext:value-type="float">
            <text:p>82.2287316022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([.$D$2])/((1+EXP((-[.A47]*[.$F$2])+[.$E$2])))" office:value-type="float" office:value="73.6449160652817" calcext:value-type="float">
            <text:p>73.6449160653</text:p>
          </table:table-cell>
          <table:table-cell table:formula="of:=[.B47]+([.$G$2]*[.A47])" office:value-type="float" office:value="82.2449160652817" calcext:value-type="float">
            <text:p>82.2449160653</text:p>
          </table:table-cell>
          <table:table-cell table:formula="of:=22*LN([.A47])" office:value-type="float" office:value="82.7464025452584" calcext:value-type="float">
            <text:p>82.7464025453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([.$D$2])/((1+EXP((-[.A48]*[.$F$2])+[.$E$2])))" office:value-type="float" office:value="74.4689263725323" calcext:value-type="float">
            <text:p>74.4689263725</text:p>
          </table:table-cell>
          <table:table-cell table:formula="of:=[.B48]+([.$G$2]*[.A48])" office:value-type="float" office:value="83.2689263725323" calcext:value-type="float">
            <text:p>83.2689263725</text:p>
          </table:table-cell>
          <table:table-cell table:formula="of:=22*LN([.A48])" office:value-type="float" office:value="83.2521719462017" calcext:value-type="float">
            <text:p>83.2521719462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([.$D$2])/((1+EXP((-[.A49]*[.$F$2])+[.$E$2])))" office:value-type="float" office:value="75.1930679860794" calcext:value-type="float">
            <text:p>75.1930679861</text:p>
          </table:table-cell>
          <table:table-cell table:formula="of:=[.B49]+([.$G$2]*[.A49])" office:value-type="float" office:value="84.1930679860794" calcext:value-type="float">
            <text:p>84.1930679861</text:p>
          </table:table-cell>
          <table:table-cell table:formula="of:=22*LN([.A49])" office:value-type="float" office:value="83.746574774947" calcext:value-type="float">
            <text:p>83.7465747749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([.$D$2])/((1+EXP((-[.A50]*[.$F$2])+[.$E$2])))" office:value-type="float" office:value="75.8277149537266" calcext:value-type="float">
            <text:p>75.8277149537</text:p>
          </table:table-cell>
          <table:table-cell table:formula="of:=[.B50]+([.$G$2]*[.A50])" office:value-type="float" office:value="85.0277149537266" calcext:value-type="float">
            <text:p>85.0277149537</text:p>
          </table:table-cell>
          <table:table-cell table:formula="of:=22*LN([.A50])" office:value-type="float" office:value="84.2301107227601" calcext:value-type="float">
            <text:p>84.2301107228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([.$D$2])/((1+EXP((-[.A51]*[.$F$2])+[.$E$2])))" office:value-type="float" office:value="76.382602121337" calcext:value-type="float">
            <text:p>76.3826021213</text:p>
          </table:table-cell>
          <table:table-cell table:formula="of:=[.B51]+([.$G$2]*[.A51])" office:value-type="float" office:value="85.782602121337" calcext:value-type="float">
            <text:p>85.7826021213</text:p>
          </table:table-cell>
          <table:table-cell table:formula="of:=22*LN([.A51])" office:value-type="float" office:value="84.7032472376213" calcext:value-type="float">
            <text:p>84.7032472376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([.$D$2])/((1+EXP((-[.A52]*[.$F$2])+[.$E$2])))" office:value-type="float" office:value="76.8667421762589" calcext:value-type="float">
            <text:p>76.8667421763</text:p>
          </table:table-cell>
          <table:table-cell table:formula="of:=[.B52]+([.$G$2]*[.A52])" office:value-type="float" office:value="86.4667421762589" calcext:value-type="float">
            <text:p>86.4667421763</text:p>
          </table:table-cell>
          <table:table-cell table:formula="of:=22*LN([.A52])" office:value-type="float" office:value="85.1664222399736" calcext:value-type="float">
            <text:p>85.16642224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([.$D$2])/((1+EXP((-[.A53]*[.$F$2])+[.$E$2])))" office:value-type="float" office:value="77.2883868672658" calcext:value-type="float">
            <text:p>77.2883868673</text:p>
          </table:table-cell>
          <table:table-cell table:formula="of:=[.B53]+([.$G$2]*[.A53])" office:value-type="float" office:value="87.0883868672658" calcext:value-type="float">
            <text:p>87.0883868673</text:p>
          </table:table-cell>
          <table:table-cell table:formula="of:=22*LN([.A53])" office:value-type="float" office:value="85.6200465584338" calcext:value-type="float">
            <text:p>85.6200465584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([.$D$2])/((1+EXP((-[.A54]*[.$F$2])+[.$E$2])))" office:value-type="float" office:value="77.6550215398915" calcext:value-type="float">
            <text:p>77.6550215399</text:p>
          </table:table-cell>
          <table:table-cell table:formula="of:=[.B54]+([.$G$2]*[.A54])" office:value-type="float" office:value="87.6550215398915" calcext:value-type="float">
            <text:p>87.6550215399</text:p>
          </table:table-cell>
          <table:table-cell table:formula="of:=22*LN([.A54])" office:value-type="float" office:value="86.0645061194192" calcext:value-type="float">
            <text:p>86.0645061194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([.$D$2])/((1+EXP((-[.A55]*[.$F$2])+[.$E$2])))" office:value-type="float" office:value="77.9733837418503" calcext:value-type="float">
            <text:p>77.9733837419</text:p>
          </table:table-cell>
          <table:table-cell table:formula="of:=[.B55]+([.$G$2]*[.A55])" office:value-type="float" office:value="88.1733837418503" calcext:value-type="float">
            <text:p>88.1733837419</text:p>
          </table:table-cell>
          <table:table-cell table:formula="of:=22*LN([.A55])" office:value-type="float" office:value="86.5001639199352" calcext:value-type="float">
            <text:p>86.5001639199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([.$D$2])/((1+EXP((-[.A56]*[.$F$2])+[.$E$2])))" office:value-type="float" office:value="78.2494983251096" calcext:value-type="float">
            <text:p>78.2494983251</text:p>
          </table:table-cell>
          <table:table-cell table:formula="of:=[.B56]+([.$G$2]*[.A56])" office:value-type="float" office:value="88.6494983251096" calcext:value-type="float">
            <text:p>88.6494983251</text:p>
          </table:table-cell>
          <table:table-cell table:formula="of:=22*LN([.A56])" office:value-type="float" office:value="86.9273618087914" calcext:value-type="float">
            <text:p>86.9273618088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([.$D$2])/((1+EXP((-[.A57]*[.$F$2])+[.$E$2])))" office:value-type="float" office:value="78.4887230450369" calcext:value-type="float">
            <text:p>78.488723045</text:p>
          </table:table-cell>
          <table:table-cell table:formula="of:=[.B57]+([.$G$2]*[.A57])" office:value-type="float" office:value="89.0887230450369" calcext:value-type="float">
            <text:p>89.088723045</text:p>
          </table:table-cell>
          <table:table-cell table:formula="of:=22*LN([.A57])" office:value-type="float" office:value="87.3464220981467" calcext:value-type="float">
            <text:p>87.3464220981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([.$D$2])/((1+EXP((-[.A58]*[.$F$2])+[.$E$2])))" office:value-type="float" office:value="78.6958000502847" calcext:value-type="float">
            <text:p>78.6958000503</text:p>
          </table:table-cell>
          <table:table-cell table:formula="of:=[.B58]+([.$G$2]*[.A58])" office:value-type="float" office:value="89.4958000502847" calcext:value-type="float">
            <text:p>89.4958000503</text:p>
          </table:table-cell>
          <table:table-cell table:formula="of:=22*LN([.A58])" office:value-type="float" office:value="87.757649024414" calcext:value-type="float">
            <text:p>87.7576490244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([.$D$2])/((1+EXP((-[.A59]*[.$F$2])+[.$E$2])))" office:value-type="float" office:value="78.8749098365404" calcext:value-type="float">
            <text:p>78.8749098365</text:p>
          </table:table-cell>
          <table:table-cell table:formula="of:=[.B59]+([.$G$2]*[.A59])" office:value-type="float" office:value="89.8749098365404" calcext:value-type="float">
            <text:p>89.8749098365</text:p>
          </table:table-cell>
          <table:table-cell table:formula="of:=22*LN([.A59])" office:value-type="float" office:value="88.1613300751144" calcext:value-type="float">
            <text:p>88.1613300751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([.$D$2])/((1+EXP((-[.A60]*[.$F$2])+[.$E$2])))" office:value-type="float" office:value="79.0297252012581" calcext:value-type="float">
            <text:p>79.0297252013</text:p>
          </table:table-cell>
          <table:table-cell table:formula="of:=[.B60]+([.$G$2]*[.A60])" office:value-type="float" office:value="90.2297252012581" calcext:value-type="float">
            <text:p>90.2297252013</text:p>
          </table:table-cell>
          <table:table-cell table:formula="of:=22*LN([.A60])" office:value-type="float" office:value="88.5577371961733" calcext:value-type="float">
            <text:p>88.5577371962</text:p>
          </table:table-cell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([.$D$2])/((1+EXP((-[.A61]*[.$F$2])+[.$E$2])))" office:value-type="float" office:value="79.1634635014465" calcext:value-type="float">
            <text:p>79.1634635014</text:p>
          </table:table-cell>
          <table:table-cell table:formula="of:=[.B61]+([.$G$2]*[.A61])" office:value-type="float" office:value="90.5634635014465" calcext:value-type="float">
            <text:p>90.5634635014</text:p>
          </table:table-cell>
          <table:table-cell table:formula="of:=22*LN([.A61])" office:value-type="float" office:value="88.9471278923601" calcext:value-type="float">
            <text:p>88.9471278924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([.$D$2])/((1+EXP((-[.A62]*[.$F$2])+[.$E$2])))" office:value-type="float" office:value="79.2789361077722" calcext:value-type="float">
            <text:p>79.2789361078</text:p>
          </table:table-cell>
          <table:table-cell table:formula="of:=[.B62]+([.$G$2]*[.A62])" office:value-type="float" office:value="90.8789361077722" calcext:value-type="float">
            <text:p>90.8789361078</text:p>
          </table:table-cell>
          <table:table-cell table:formula="of:=22*LN([.A62])" office:value-type="float" office:value="89.3297462320212" calcext:value-type="float">
            <text:p>89.329746232</text:p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([.$D$2])/((1+EXP((-[.A63]*[.$F$2])+[.$E$2])))" office:value-type="float" office:value="79.3785943937588" calcext:value-type="float">
            <text:p>79.3785943938</text:p>
          </table:table-cell>
          <table:table-cell table:formula="of:=[.B63]+([.$G$2]*[.A63])" office:value-type="float" office:value="91.1785943937588" calcext:value-type="float">
            <text:p>91.1785943938</text:p>
          </table:table-cell>
          <table:table-cell table:formula="of:=22*LN([.A63])" office:value-type="float" office:value="89.7058237659258" calcext:value-type="float">
            <text:p>89.7058237659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([.$D$2])/((1+EXP((-[.A64]*[.$F$2])+[.$E$2])))" office:value-type="float" office:value="79.4645719260572" calcext:value-type="float">
            <text:p>79.4645719261</text:p>
          </table:table-cell>
          <table:table-cell table:formula="of:=[.B64]+([.$G$2]*[.A64])" office:value-type="float" office:value="91.4645719260572" calcext:value-type="float">
            <text:p>91.4645719261</text:p>
          </table:table-cell>
          <table:table-cell table:formula="of:=22*LN([.A64])" office:value-type="float" office:value="90.0755803688862" calcext:value-type="float">
            <text:p>90.0755803689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([.$D$2])/((1+EXP((-[.A65]*[.$F$2])+[.$E$2])))" office:value-type="float" office:value="79.538722755286" calcext:value-type="float">
            <text:p>79.5387227553</text:p>
          </table:table-cell>
          <table:table-cell table:formula="of:=[.B65]+([.$G$2]*[.A65])" office:value-type="float" office:value="91.738722755286" calcext:value-type="float">
            <text:p>91.7387227553</text:p>
          </table:table-cell>
          <table:table-cell table:formula="of:=22*LN([.A65])" office:value-type="float" office:value="90.4392250118129" calcext:value-type="float">
            <text:p>90.4392250118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([.$D$2])/((1+EXP((-[.A66]*[.$F$2])+[.$E$2])))" office:value-type="float" office:value="79.6026558679954" calcext:value-type="float">
            <text:p>79.602655868</text:p>
          </table:table-cell>
          <table:table-cell table:formula="of:=[.B66]+([.$G$2]*[.A66])" office:value-type="float" office:value="92.0026558679954" calcext:value-type="float">
            <text:p>92.002655868</text:p>
          </table:table-cell>
          <table:table-cell table:formula="of:=22*LN([.A66])" office:value-type="float" office:value="90.796956470992" calcext:value-type="float">
            <text:p>90.796956471</text:p>
          </table:table-cell>
          <table:table-cell table:number-columns-repeated="3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([.$D$2])/((1+EXP((-[.A67]*[.$F$2])+[.$E$2])))" office:value-type="float" office:value="79.6577659664236" calcext:value-type="float">
            <text:p>79.6577659664</text:p>
          </table:table-cell>
          <table:table-cell table:formula="of:=[.B67]+([.$G$2]*[.A67])" office:value-type="float" office:value="92.2577659664236" calcext:value-type="float">
            <text:p>92.2577659664</text:p>
          </table:table-cell>
          <table:table-cell table:formula="of:=22*LN([.A67])" office:value-type="float" office:value="91.1489639806137" calcext:value-type="float">
            <text:p>91.1489639806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([.$D$2])/((1+EXP((-[.A68]*[.$F$2])+[.$E$2])))" office:value-type="float" office:value="79.7052608080451" calcext:value-type="float">
            <text:p>79.705260808</text:p>
          </table:table-cell>
          <table:table-cell table:formula="of:=[.B68]+([.$G$2]*[.A68])" office:value-type="float" office:value="92.5052608080451" calcext:value-type="float">
            <text:p>92.505260808</text:p>
          </table:table-cell>
          <table:table-cell table:formula="of:=22*LN([.A68])" office:value-type="float" office:value="91.4954278339128" calcext:value-type="float">
            <text:p>91.4954278339</text:p>
          </table:table-cell>
          <table:table-cell table:number-columns-repeated="3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([.$D$2])/((1+EXP((-[.A69]*[.$F$2])+[.$E$2])))" office:value-type="float" office:value="79.7461853726012" calcext:value-type="float">
            <text:p>79.7461853726</text:p>
          </table:table-cell>
          <table:table-cell table:formula="of:=[.B69]+([.$G$2]*[.A69])" office:value-type="float" office:value="92.7461853726012" calcext:value-type="float">
            <text:p>92.7461853726</text:p>
          </table:table-cell>
          <table:table-cell table:formula="of:=22*LN([.A69])" office:value-type="float" office:value="91.836519937704" calcext:value-type="float">
            <text:p>91.8365199377</text:p>
          </table:table-cell>
          <table:table-cell table:number-columns-repeated="3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([.$D$2])/((1+EXP((-[.A70]*[.$F$2])+[.$E$2])))" office:value-type="float" office:value="79.7814431389591" calcext:value-type="float">
            <text:p>79.781443139</text:p>
          </table:table-cell>
          <table:table-cell table:formula="of:=[.B70]+([.$G$2]*[.A70])" office:value-type="float" office:value="92.9814431389591" calcext:value-type="float">
            <text:p>92.981443139</text:p>
          </table:table-cell>
          <table:table-cell table:formula="of:=22*LN([.A70])" office:value-type="float" office:value="92.1724043245814" calcext:value-type="float">
            <text:p>92.1724043246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([.$D$2])/((1+EXP((-[.A71]*[.$F$2])+[.$E$2])))" office:value-type="float" office:value="79.8118147543218" calcext:value-type="float">
            <text:p>79.8118147543</text:p>
          </table:table-cell>
          <table:table-cell table:formula="of:=[.B71]+([.$G$2]*[.A71])" office:value-type="float" office:value="93.2118147543218" calcext:value-type="float">
            <text:p>93.2118147543</text:p>
          </table:table-cell>
          <table:table-cell table:formula="of:=22*LN([.A71])" office:value-type="float" office:value="92.5032376266013" calcext:value-type="float">
            <text:p>92.5032376266</text:p>
          </table:table-cell>
          <table:table-cell table:number-columns-repeated="3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([.$D$2])/((1+EXP((-[.A72]*[.$F$2])+[.$E$2])))" office:value-type="float" office:value="79.837974368876" calcext:value-type="float">
            <text:p>79.8379743689</text:p>
          </table:table-cell>
          <table:table-cell table:formula="of:=[.B72]+([.$G$2]*[.A72])" office:value-type="float" office:value="93.437974368876" calcext:value-type="float">
            <text:p>93.4379743689</text:p>
          </table:table-cell>
          <table:table-cell table:formula="of:=22*LN([.A72])" office:value-type="float" office:value="92.8291695138744" calcext:value-type="float">
            <text:p>92.8291695139</text:p>
          </table:table-cell>
          <table:table-cell table:number-columns-repeated="3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([.$D$2])/((1+EXP((-[.A73]*[.$F$2])+[.$E$2])))" office:value-type="float" office:value="79.8605038935236" calcext:value-type="float">
            <text:p>79.8605038935</text:p>
          </table:table-cell>
          <table:table-cell table:formula="of:=[.B73]+([.$G$2]*[.A73])" office:value-type="float" office:value="93.6605038935236" calcext:value-type="float">
            <text:p>93.6605038935</text:p>
          </table:table-cell>
          <table:table-cell table:formula="of:=22*LN([.A73])" office:value-type="float" office:value="93.1503431011397" calcext:value-type="float">
            <text:p>93.1503431011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([.$D$2])/((1+EXP((-[.A74]*[.$F$2])+[.$E$2])))" office:value-type="float" office:value="79.879905419461" calcext:value-type="float">
            <text:p>79.8799054195</text:p>
          </table:table-cell>
          <table:table-cell table:formula="of:=[.B74]+([.$G$2]*[.A74])" office:value-type="float" office:value="93.879905419461" calcext:value-type="float">
            <text:p>93.8799054195</text:p>
          </table:table-cell>
          <table:table-cell table:formula="of:=22*LN([.A74])" office:value-type="float" office:value="93.4668953250859" calcext:value-type="float">
            <text:p>93.4668953251</text:p>
          </table:table-cell>
          <table:table-cell table:number-columns-repeated="3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([.$D$2])/((1+EXP((-[.A75]*[.$F$2])+[.$E$2])))" office:value-type="float" office:value="79.896612017897" calcext:value-type="float">
            <text:p>79.8966120179</text:p>
          </table:table-cell>
          <table:table-cell table:formula="of:=[.B75]+([.$G$2]*[.A75])" office:value-type="float" office:value="94.096612017897" calcext:value-type="float">
            <text:p>94.0966120179</text:p>
          </table:table-cell>
          <table:table-cell table:formula="of:=22*LN([.A75])" office:value-type="float" office:value="93.7789572949089" calcext:value-type="float">
            <text:p>93.7789572949</text:p>
          </table:table-cell>
          <table:table-cell table:number-columns-repeated="3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([.$D$2])/((1+EXP((-[.A76]*[.$F$2])+[.$E$2])))" office:value-type="float" office:value="79.9109971173712" calcext:value-type="float">
            <text:p>79.9109971174</text:p>
          </table:table-cell>
          <table:table-cell table:formula="of:=[.B76]+([.$G$2]*[.A76])" office:value-type="float" office:value="94.3109971173712" calcext:value-type="float">
            <text:p>94.3109971174</text:p>
          </table:table-cell>
          <table:table-cell table:formula="of:=22*LN([.A76])" office:value-type="float" office:value="94.0866546183532" calcext:value-type="float">
            <text:p>94.0866546184</text:p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([.$D$2])/((1+EXP((-[.A77]*[.$F$2])+[.$E$2])))" office:value-type="float" office:value="79.9233826358032" calcext:value-type="float">
            <text:p>79.9233826358</text:p>
          </table:table-cell>
          <table:table-cell table:formula="of:=[.B77]+([.$G$2]*[.A77])" office:value-type="float" office:value="94.5233826358032" calcext:value-type="float">
            <text:p>94.5233826358</text:p>
          </table:table-cell>
          <table:table-cell table:formula="of:=22*LN([.A77])" office:value-type="float" office:value="94.3901077052646" calcext:value-type="float">
            <text:p>94.3901077053</text:p>
          </table:table-cell>
          <table:table-cell table:number-columns-repeated="3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([.$D$2])/((1+EXP((-[.A78]*[.$F$2])+[.$E$2])))" office:value-type="float" office:value="79.9340460250881" calcext:value-type="float">
            <text:p>79.9340460251</text:p>
          </table:table-cell>
          <table:table-cell table:formula="of:=[.B78]+([.$G$2]*[.A78])" office:value-type="float" office:value="94.7340460250881" calcext:value-type="float">
            <text:p>94.7340460251</text:p>
          </table:table-cell>
          <table:table-cell table:formula="of:=22*LN([.A78])" office:value-type="float" office:value="94.6894320504918" calcext:value-type="float">
            <text:p>94.6894320505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([.$D$2])/((1+EXP((-[.A79]*[.$F$2])+[.$E$2])))" office:value-type="float" office:value="79.943226368072" calcext:value-type="float">
            <text:p>79.9432263681</text:p>
          </table:table-cell>
          <table:table-cell table:formula="of:=[.B79]+([.$G$2]*[.A79])" office:value-type="float" office:value="94.943226368072" calcext:value-type="float">
            <text:p>94.9432263681</text:p>
          </table:table-cell>
          <table:table-cell table:formula="of:=22*LN([.A79])" office:value-type="float" office:value="94.9847384977988" calcext:value-type="float">
            <text:p>94.9847384978</text:p>
          </table:table-cell>
          <table:table-cell table:number-columns-repeated="3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([.$D$2])/((1+EXP((-[.A80]*[.$F$2])+[.$E$2])))" office:value-type="float" office:value="79.9511296512453" calcext:value-type="float">
            <text:p>79.9511296512</text:p>
          </table:table-cell>
          <table:table-cell table:formula="of:=[.B80]+([.$G$2]*[.A80])" office:value-type="float" office:value="95.1511296512453" calcext:value-type="float">
            <text:p>95.1511296512</text:p>
          </table:table-cell>
          <table:table-cell table:formula="of:=22*LN([.A80])" office:value-type="float" office:value="95.2761334862993" calcext:value-type="float">
            <text:p>95.2761334863</text:p>
          </table:table-cell>
          <table:table-cell table:number-columns-repeated="3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([.$D$2])/((1+EXP((-[.A81]*[.$F$2])+[.$E$2])))" office:value-type="float" office:value="79.9579333215363" calcext:value-type="float">
            <text:p>79.9579333215</text:p>
          </table:table-cell>
          <table:table-cell table:formula="of:=[.B81]+([.$G$2]*[.A81])" office:value-type="float" office:value="95.3579333215363" calcext:value-type="float">
            <text:p>95.3579333215</text:p>
          </table:table-cell>
          <table:table-cell table:formula="of:=22*LN([.A81])" office:value-type="float" office:value="95.563719280781" calcext:value-type="float">
            <text:p>95.5637192808</text:p>
          </table:table-cell>
          <table:table-cell table:number-columns-repeated="3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([.$D$2])/((1+EXP((-[.A82]*[.$F$2])+[.$E$2])))" office:value-type="float" office:value="79.9637902221408" calcext:value-type="float">
            <text:p>79.9637902221</text:p>
          </table:table-cell>
          <table:table-cell table:formula="of:=[.B82]+([.$G$2]*[.A82])" office:value-type="float" office:value="95.5637902221408" calcext:value-type="float">
            <text:p>95.5637902221</text:p>
          </table:table-cell>
          <table:table-cell table:formula="of:=22*LN([.A82])" office:value-type="float" office:value="95.847594187171" calcext:value-type="float">
            <text:p>95.8475941872</text:p>
          </table:table-cell>
          <table:table-cell table:number-columns-repeated="3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([.$D$2])/((1+EXP((-[.A83]*[.$F$2])+[.$E$2])))" office:value-type="float" office:value="79.9688319903329" calcext:value-type="float">
            <text:p>79.9688319903</text:p>
          </table:table-cell>
          <table:table-cell table:formula="of:=[.B83]+([.$G$2]*[.A83])" office:value-type="float" office:value="95.7688319903329" calcext:value-type="float">
            <text:p>95.7688319903</text:p>
          </table:table-cell>
          <table:table-cell table:formula="of:=22*LN([.A83])" office:value-type="float" office:value="96.1278527542745" calcext:value-type="float">
            <text:p>96.1278527543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([.$D$2])/((1+EXP((-[.A84]*[.$F$2])+[.$E$2])))" office:value-type="float" office:value="79.9731719895627" calcext:value-type="float">
            <text:p>79.9731719896</text:p>
          </table:table-cell>
          <table:table-cell table:formula="of:=[.B84]+([.$G$2]*[.A84])" office:value-type="float" office:value="95.9731719895627" calcext:value-type="float">
            <text:p>95.9731719896</text:p>
          </table:table-cell>
          <table:table-cell table:formula="of:=22*LN([.A84])" office:value-type="float" office:value="96.4045859628254" calcext:value-type="float">
            <text:p>96.4045859628</text:p>
          </table:table-cell>
          <table:table-cell table:number-columns-repeated="3"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([.$D$2])/((1+EXP((-[.A85]*[.$F$2])+[.$E$2])))" office:value-type="float" office:value="79.9769078387532" calcext:value-type="float">
            <text:p>79.9769078388</text:p>
          </table:table-cell>
          <table:table-cell table:formula="of:=[.B85]+([.$G$2]*[.A85])" office:value-type="float" office:value="96.1769078387532" calcext:value-type="float">
            <text:p>96.1769078388</text:p>
          </table:table-cell>
          <table:table-cell table:formula="of:=22*LN([.A85])" office:value-type="float" office:value="96.6778814027937" calcext:value-type="float">
            <text:p>96.6778814028</text:p>
          </table:table-cell>
          <table:table-cell table:number-columns-repeated="3"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([.$D$2])/((1+EXP((-[.A86]*[.$F$2])+[.$E$2])))" office:value-type="float" office:value="79.9801235934528" calcext:value-type="float">
            <text:p>79.9801235935</text:p>
          </table:table-cell>
          <table:table-cell table:formula="of:=[.B86]+([.$G$2]*[.A86])" office:value-type="float" office:value="96.3801235934529" calcext:value-type="float">
            <text:p>96.3801235935</text:p>
          </table:table-cell>
          <table:table-cell table:formula="of:=22*LN([.A86])" office:value-type="float" office:value="96.9478234398136" calcext:value-type="float">
            <text:p>96.9478234398</text:p>
          </table:table-cell>
          <table:table-cell table:number-columns-repeated="3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([.$D$2])/((1+EXP((-[.A87]*[.$F$2])+[.$E$2])))" office:value-type="float" office:value="79.9828916262588" calcext:value-type="float">
            <text:p>79.9828916263</text:p>
          </table:table-cell>
          <table:table-cell table:formula="of:=[.B87]+([.$G$2]*[.A87])" office:value-type="float" office:value="96.5828916262588" calcext:value-type="float">
            <text:p>96.5828916263</text:p>
          </table:table-cell>
          <table:table-cell table:formula="of:=22*LN([.A87])" office:value-type="float" office:value="97.2144933715252" calcext:value-type="float">
            <text:p>97.2144933715</text:p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([.$D$2])/((1+EXP((-[.A88]*[.$F$2])+[.$E$2])))" office:value-type="float" office:value="79.9852742476029" calcext:value-type="float">
            <text:p>79.9852742476</text:p>
          </table:table-cell>
          <table:table-cell table:formula="of:=[.B88]+([.$G$2]*[.A88])" office:value-type="float" office:value="96.7852742476029" calcext:value-type="float">
            <text:p>96.7852742476</text:p>
          </table:table-cell>
          <table:table-cell table:formula="of:=22*LN([.A88])" office:value-type="float" office:value="97.4779695745529" calcext:value-type="float">
            <text:p>97.4779695746</text:p>
          </table:table-cell>
          <table:table-cell table:number-columns-repeated="3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([.$D$2])/((1+EXP((-[.A89]*[.$F$2])+[.$E$2])))" office:value-type="float" office:value="79.9873251024718" calcext:value-type="float">
            <text:p>79.9873251025</text:p>
          </table:table-cell>
          <table:table-cell table:formula="of:=[.B89]+([.$G$2]*[.A89])" office:value-type="float" office:value="96.9873251024718" calcext:value-type="float">
            <text:p>96.9873251025</text:p>
          </table:table-cell>
          <table:table-cell table:formula="of:=22*LN([.A89])" office:value-type="float" office:value="97.738327642787" calcext:value-type="float">
            <text:p>97.7383276428</text:p>
          </table:table-cell>
          <table:table-cell table:number-columns-repeated="3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([.$D$2])/((1+EXP((-[.A90]*[.$F$2])+[.$E$2])))" office:value-type="float" office:value="79.9890903738336" calcext:value-type="float">
            <text:p>79.9890903738</text:p>
          </table:table-cell>
          <table:table-cell table:formula="of:=[.B90]+([.$G$2]*[.A90])" office:value-type="float" office:value="97.1890903738336" calcext:value-type="float">
            <text:p>97.1890903738</text:p>
          </table:table-cell>
          <table:table-cell table:formula="of:=22*LN([.A90])" office:value-type="float" office:value="97.9956405175772" calcext:value-type="float">
            <text:p>97.9956405176</text:p>
          </table:table-cell>
          <table:table-cell table:number-columns-repeated="3"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([.$D$2])/((1+EXP((-[.A91]*[.$F$2])+[.$E$2])))" office:value-type="float" office:value="79.9906098193695" calcext:value-type="float">
            <text:p>79.9906098194</text:p>
          </table:table-cell>
          <table:table-cell table:formula="of:=[.B91]+([.$G$2]*[.A91])" office:value-type="float" office:value="97.3906098193695" calcext:value-type="float">
            <text:p>97.3906098194</text:p>
          </table:table-cell>
          <table:table-cell table:formula="of:=22*LN([.A91])" office:value-type="float" office:value="98.2499786104009" calcext:value-type="float">
            <text:p>98.2499786104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([.$D$2])/((1+EXP((-[.A92]*[.$F$2])+[.$E$2])))" office:value-type="float" office:value="79.9919176644874" calcext:value-type="float">
            <text:p>79.9919176645</text:p>
          </table:table-cell>
          <table:table-cell table:formula="of:=[.B92]+([.$G$2]*[.A92])" office:value-type="float" office:value="97.5919176644874" calcext:value-type="float">
            <text:p>97.5919176645</text:p>
          </table:table-cell>
          <table:table-cell table:formula="of:=22*LN([.A92])" office:value-type="float" office:value="98.5014099185205" calcext:value-type="float">
            <text:p>98.5014099185</text:p>
          </table:table-cell>
          <table:table-cell table:number-columns-repeated="3"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([.$D$2])/((1+EXP((-[.A93]*[.$F$2])+[.$E$2])))" office:value-type="float" office:value="79.9930433714586" calcext:value-type="float">
            <text:p>79.9930433715</text:p>
          </table:table-cell>
          <table:table-cell table:formula="of:=[.B93]+([.$G$2]*[.A93])" office:value-type="float" office:value="97.7930433714586" calcext:value-type="float">
            <text:p>97.7930433715</text:p>
          </table:table-cell>
          <table:table-cell table:formula="of:=22*LN([.A93])" office:value-type="float" office:value="98.7500001341071" calcext:value-type="float">
            <text:p>98.7500001341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([.$D$2])/((1+EXP((-[.A94]*[.$F$2])+[.$E$2])))" office:value-type="float" office:value="79.9940123017992" calcext:value-type="float">
            <text:p>79.9940123018</text:p>
          </table:table-cell>
          <table:table-cell table:formula="of:=[.B94]+([.$G$2]*[.A94])" office:value-type="float" office:value="97.9940123017992" calcext:value-type="float">
            <text:p>97.9940123018</text:p>
          </table:table-cell>
          <table:table-cell table:formula="of:=22*LN([.A94])" office:value-type="float" office:value="98.9958127472658" calcext:value-type="float">
            <text:p>98.9958127473</text:p>
          </table:table-cell>
          <table:table-cell table:number-columns-repeated="3"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([.$D$2])/((1+EXP((-[.A95]*[.$F$2])+[.$E$2])))" office:value-type="float" office:value="79.9948462866682" calcext:value-type="float">
            <text:p>79.9948462867</text:p>
          </table:table-cell>
          <table:table-cell table:formula="of:=[.B95]+([.$G$2]*[.A95])" office:value-type="float" office:value="98.1948462866682" calcext:value-type="float">
            <text:p>98.1948462867</text:p>
          </table:table-cell>
          <table:table-cell table:formula="of:=22*LN([.A95])" office:value-type="float" office:value="99.2389091433707" calcext:value-type="float">
            <text:p>99.2389091434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([.$D$2])/((1+EXP((-[.A96]*[.$F$2])+[.$E$2])))" office:value-type="float" office:value="79.9955641180222" calcext:value-type="float">
            <text:p>79.995564118</text:p>
          </table:table-cell>
          <table:table-cell table:formula="of:=[.B96]+([.$G$2]*[.A96])" office:value-type="float" office:value="98.3955641180222" calcext:value-type="float">
            <text:p>98.395564118</text:p>
          </table:table-cell>
          <table:table-cell table:formula="of:=22*LN([.A96])" office:value-type="float" office:value="99.4793486950789" calcext:value-type="float">
            <text:p>99.4793486951</text:p>
          </table:table-cell>
          <table:table-cell table:number-columns-repeated="3"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([.$D$2])/((1+EXP((-[.A97]*[.$F$2])+[.$E$2])))" office:value-type="float" office:value="79.9961819715105" calcext:value-type="float">
            <text:p>79.9961819715</text:p>
          </table:table-cell>
          <table:table-cell table:formula="of:=[.B97]+([.$G$2]*[.A97])" office:value-type="float" office:value="98.5961819715105" calcext:value-type="float">
            <text:p>98.5961819715</text:p>
          </table:table-cell>
          <table:table-cell table:formula="of:=22*LN([.A97])" office:value-type="float" office:value="99.7171888493716" calcext:value-type="float">
            <text:p>99.7171888494</text:p>
          </table:table-cell>
          <table:table-cell table:number-columns-repeated="3"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([.$D$2])/((1+EXP((-[.A98]*[.$F$2])+[.$E$2])))" office:value-type="float" office:value="79.9967137705788" calcext:value-type="float">
            <text:p>79.9967137706</text:p>
          </table:table-cell>
          <table:table-cell table:formula="of:=[.B98]+([.$G$2]*[.A98])" office:value-type="float" office:value="98.7967137705788" calcext:value-type="float">
            <text:p>98.7967137706</text:p>
          </table:table-cell>
          <table:table-cell table:formula="of:=22*LN([.A98])" office:value-type="float" office:value="99.9524852099401" calcext:value-type="float">
            <text:p>99.9524852099</text:p>
          </table:table-cell>
          <table:table-cell table:number-columns-repeated="3"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([.$D$2])/((1+EXP((-[.A99]*[.$F$2])+[.$E$2])))" office:value-type="float" office:value="79.9971714999407" calcext:value-type="float">
            <text:p>79.9971714999</text:p>
          </table:table-cell>
          <table:table-cell table:formula="of:=[.B99]+([.$G$2]*[.A99])" office:value-type="float" office:value="98.9971714999406" calcext:value-type="float">
            <text:p>98.9971714999</text:p>
          </table:table-cell>
          <table:table-cell table:formula="of:=22*LN([.A99])" office:value-type="float" office:value="100.185291615212" calcext:value-type="float">
            <text:p>100.1852916152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([.$D$2])/((1+EXP((-[.A100]*[.$F$2])+[.$E$2])))" office:value-type="float" office:value="79.9975654754479" calcext:value-type="float">
            <text:p>79.9975654754</text:p>
          </table:table-cell>
          <table:table-cell table:formula="of:=[.B100]+([.$G$2]*[.A100])" office:value-type="float" office:value="99.197565475448" calcext:value-type="float">
            <text:p>99.1975654754</text:p>
          </table:table-cell>
          <table:table-cell table:formula="of:=22*LN([.A100])" office:value-type="float" office:value="100.415660212292" calcext:value-type="float">
            <text:p>100.4156602123</text:p>
          </table:table-cell>
          <table:table-cell table:number-columns-repeated="3"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([.$D$2])/((1+EXP((-[.A101]*[.$F$2])+[.$E$2])))" office:value-type="float" office:value="79.997904576417" calcext:value-type="float">
            <text:p>79.9979045764</text:p>
          </table:table-cell>
          <table:table-cell table:formula="of:=[.B101]+([.$G$2]*[.A101])" office:value-type="float" office:value="99.397904576417" calcext:value-type="float">
            <text:p>99.3979045764</text:p>
          </table:table-cell>
          <table:table-cell table:formula="of:=22*LN([.A101])" office:value-type="float" office:value="100.643641527074" calcext:value-type="float">
            <text:p>100.6436415271</text:p>
          </table:table-cell>
          <table:table-cell table:number-columns-repeated="3"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([.$D$2])/((1+EXP((-[.A102]*[.$F$2])+[.$E$2])))" office:value-type="float" office:value="79.998196445628" calcext:value-type="float">
            <text:p>79.9981964456</text:p>
          </table:table-cell>
          <table:table-cell table:formula="of:=[.B102]+([.$G$2]*[.A102])" office:value-type="float" office:value="99.598196445628" calcext:value-type="float">
            <text:p>99.5981964456</text:p>
          </table:table-cell>
          <table:table-cell table:formula="of:=22*LN([.A102])" office:value-type="float" office:value="100.869284530753" calcext:value-type="float">
            <text:p>100.8692845308</text:p>
          </table:table-cell>
          <table:table-cell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([.$D$2])/((1+EXP((-[.A103]*[.$F$2])+[.$E$2])))" office:value-type="float" office:value="79.9984476614913" calcext:value-type="float">
            <text:p>79.9984476615</text:p>
          </table:table-cell>
          <table:table-cell table:formula="of:=[.B103]+([.$G$2]*[.A103])" office:value-type="float" office:value="99.7984476614913" calcext:value-type="float">
            <text:p>99.7984476615</text:p>
          </table:table-cell>
          <table:table-cell table:formula="of:=22*LN([.A103])" office:value-type="float" office:value="101.092636702961" calcext:value-type="float">
            <text:p>101.092636703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([.$D$2])/((1+EXP((-[.A104]*[.$F$2])+[.$E$2])))" office:value-type="float" office:value="79.9986638862522" calcext:value-type="float">
            <text:p>79.9986638863</text:p>
          </table:table-cell>
          <table:table-cell table:formula="of:=[.B104]+([.$G$2]*[.A104])" office:value-type="float" office:value="99.9986638862522" calcext:value-type="float">
            <text:p>99.9986638863</text:p>
          </table:table-cell>
          <table:table-cell table:formula="of:=22*LN([.A104])" office:value-type="float" office:value="101.313744091738" calcext:value-type="float">
            <text:p>101.3137440917</text:p>
          </table:table-cell>
          <table:table-cell table:number-columns-repeated="3"/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([.$D$2])/((1+EXP((-[.A105]*[.$F$2])+[.$E$2])))" office:value-type="float" office:value="79.9988499935645" calcext:value-type="float">
            <text:p>79.9988499936</text:p>
          </table:table-cell>
          <table:table-cell table:formula="of:=[.B105]+([.$G$2]*[.A105])" office:value-type="float" office:value="100.198849993564" calcext:value-type="float">
            <text:p>100.1988499936</text:p>
          </table:table-cell>
          <table:table-cell table:formula="of:=22*LN([.A105])" office:value-type="float" office:value="101.532651370508" calcext:value-type="float">
            <text:p>101.5326513705</text:p>
          </table:table-cell>
          <table:table-cell table:number-columns-repeated="3"/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([.$D$2])/((1+EXP((-[.A106]*[.$F$2])+[.$E$2])))" office:value-type="float" office:value="79.999010178306" calcext:value-type="float">
            <text:p>79.9990101783</text:p>
          </table:table-cell>
          <table:table-cell table:formula="of:=[.B106]+([.$G$2]*[.A106])" office:value-type="float" office:value="100.399010178306" calcext:value-type="float">
            <text:p>100.3990101783</text:p>
          </table:table-cell>
          <table:table-cell table:formula="of:=22*LN([.A106])" office:value-type="float" office:value="101.749401892254" calcext:value-type="float">
            <text:p>101.7494018923</text:p>
          </table:table-cell>
          <table:table-cell table:number-columns-repeated="3"/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([.$D$2])/((1+EXP((-[.A107]*[.$F$2])+[.$E$2])))" office:value-type="float" office:value="79.9991480511045" calcext:value-type="float">
            <text:p>79.9991480511</text:p>
          </table:table-cell>
          <table:table-cell table:formula="of:=[.B107]+([.$G$2]*[.A107])" office:value-type="float" office:value="100.599148051105" calcext:value-type="float">
            <text:p>100.5991480511</text:p>
          </table:table-cell>
          <table:table-cell table:formula="of:=22*LN([.A107])" office:value-type="float" office:value="101.964037741052" calcext:value-type="float">
            <text:p>101.9640377411</text:p>
          </table:table-cell>
          <table:table-cell table:number-columns-repeated="3"/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([.$D$2])/((1+EXP((-[.A108]*[.$F$2])+[.$E$2])))" office:value-type="float" office:value="79.9992667197024" calcext:value-type="float">
            <text:p>79.9992667197</text:p>
          </table:table-cell>
          <table:table-cell table:formula="of:=[.B108]+([.$G$2]*[.A108])" office:value-type="float" office:value="100.799266719702" calcext:value-type="float">
            <text:p>100.7992667197</text:p>
          </table:table-cell>
          <table:table-cell table:formula="of:=22*LN([.A108])" office:value-type="float" office:value="102.17659978111" calcext:value-type="float">
            <text:p>102.1765997811</text:p>
          </table:table-cell>
          <table:table-cell table:number-columns-repeated="3"/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([.$D$2])/((1+EXP((-[.A109]*[.$F$2])+[.$E$2])))" office:value-type="float" office:value="79.9993688589931" calcext:value-type="float">
            <text:p>79.999368859</text:p>
          </table:table-cell>
          <table:table-cell table:formula="of:=[.B109]+([.$G$2]*[.A109])" office:value-type="float" office:value="100.999368858993" calcext:value-type="float">
            <text:p>100.999368859</text:p>
          </table:table-cell>
          <table:table-cell table:formula="of:=22*LN([.A109])" office:value-type="float" office:value="102.387127703466" calcext:value-type="float">
            <text:p>102.3871277035</text:p>
          </table:table-cell>
          <table:table-cell table:number-columns-repeated="3"/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([.$D$2])/((1+EXP((-[.A110]*[.$F$2])+[.$E$2])))" office:value-type="float" office:value="79.9994567713042" calcext:value-type="float">
            <text:p>79.9994567713</text:p>
          </table:table-cell>
          <table:table-cell table:formula="of:=[.B110]+([.$G$2]*[.A110])" office:value-type="float" office:value="101.199456771304" calcext:value-type="float">
            <text:p>101.1994567713</text:p>
          </table:table-cell>
          <table:table-cell table:formula="of:=22*LN([.A110])" office:value-type="float" office:value="102.595660070465" calcext:value-type="float">
            <text:p>102.5956600705</text:p>
          </table:table-cell>
          <table:table-cell table:number-columns-repeated="3"/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([.$D$2])/((1+EXP((-[.A111]*[.$F$2])+[.$E$2])))" office:value-type="float" office:value="79.9995324382862" calcext:value-type="float">
            <text:p>79.9995324383</text:p>
          </table:table-cell>
          <table:table-cell table:formula="of:=[.B111]+([.$G$2]*[.A111])" office:value-type="float" office:value="101.399532438286" calcext:value-type="float">
            <text:p>101.3995324383</text:p>
          </table:table-cell>
          <table:table-cell table:formula="of:=22*LN([.A111])" office:value-type="float" office:value="102.802234358162" calcext:value-type="float">
            <text:p>102.8022343582</text:p>
          </table:table-cell>
          <table:table-cell table:number-columns-repeated="3"/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([.$D$2])/((1+EXP((-[.A112]*[.$F$2])+[.$E$2])))" office:value-type="float" office:value="79.9995975655759" calcext:value-type="float">
            <text:p>79.9995975656</text:p>
          </table:table-cell>
          <table:table-cell table:formula="of:=[.B112]+([.$G$2]*[.A112])" office:value-type="float" office:value="101.599597565576" calcext:value-type="float">
            <text:p>101.5995975656</text:p>
          </table:table-cell>
          <table:table-cell table:formula="of:=22*LN([.A112])" office:value-type="float" office:value="103.006886996733" calcext:value-type="float">
            <text:p>103.0068869967</text:p>
          </table:table-cell>
          <table:table-cell table:number-columns-repeated="3"/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([.$D$2])/((1+EXP((-[.A113]*[.$F$2])+[.$E$2])))" office:value-type="float" office:value="79.9996536212384" calcext:value-type="float">
            <text:p>79.9996536212</text:p>
          </table:table-cell>
          <table:table-cell table:formula="of:=[.B113]+([.$G$2]*[.A113])" office:value-type="float" office:value="101.799653621238" calcext:value-type="float">
            <text:p>101.7996536212</text:p>
          </table:table-cell>
          <table:table-cell table:formula="of:=22*LN([.A113])" office:value-type="float" office:value="103.209653409041" calcext:value-type="float">
            <text:p>103.209653409</text:p>
          </table:table-cell>
          <table:table-cell table:number-columns-repeated="3"/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([.$D$2])/((1+EXP((-[.A114]*[.$F$2])+[.$E$2])))" office:value-type="float" office:value="79.9997018688573" calcext:value-type="float">
            <text:p>79.9997018689</text:p>
          </table:table-cell>
          <table:table-cell table:formula="of:=[.B114]+([.$G$2]*[.A114])" office:value-type="float" office:value="101.999701868857" calcext:value-type="float">
            <text:p>101.9997018689</text:p>
          </table:table-cell>
          <table:table-cell table:formula="of:=22*LN([.A114])" office:value-type="float" office:value="103.410568047433" calcext:value-type="float">
            <text:p>103.4105680474</text:p>
          </table:table-cell>
          <table:table-cell table:number-columns-repeated="3"/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([.$D$2])/((1+EXP((-[.A115]*[.$F$2])+[.$E$2])))" office:value-type="float" office:value="79.9997433960142" calcext:value-type="float">
            <text:p>79.999743396</text:p>
          </table:table-cell>
          <table:table-cell table:formula="of:=[.B115]+([.$G$2]*[.A115])" office:value-type="float" office:value="102.199743396014" calcext:value-type="float">
            <text:p>102.199743396</text:p>
          </table:table-cell>
          <table:table-cell table:formula="of:=22*LN([.A115])" office:value-type="float" office:value="103.609664428871" calcext:value-type="float">
            <text:p>103.6096644289</text:p>
          </table:table-cell>
          <table:table-cell table:number-columns-repeated="3"/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([.$D$2])/((1+EXP((-[.A116]*[.$F$2])+[.$E$2])))" office:value-type="float" office:value="79.999779138804" calcext:value-type="float">
            <text:p>79.9997791388</text:p>
          </table:table-cell>
          <table:table-cell table:formula="of:=[.B116]+([.$G$2]*[.A116])" office:value-type="float" office:value="102.399779138804" calcext:value-type="float">
            <text:p>102.3997791388</text:p>
          </table:table-cell>
          <table:table-cell table:formula="of:=22*LN([.A116])" office:value-type="float" office:value="103.806975168492" calcext:value-type="float">
            <text:p>103.8069751685</text:p>
          </table:table-cell>
          <table:table-cell table:number-columns-repeated="3"/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([.$D$2])/((1+EXP((-[.A117]*[.$F$2])+[.$E$2])))" office:value-type="float" office:value="79.9998099029338" calcext:value-type="float">
            <text:p>79.9998099029</text:p>
          </table:table-cell>
          <table:table-cell table:formula="of:=[.B117]+([.$G$2]*[.A117])" office:value-type="float" office:value="102.599809902934" calcext:value-type="float">
            <text:p>102.5998099029</text:p>
          </table:table-cell>
          <table:table-cell table:formula="of:=22*LN([.A117])" office:value-type="float" office:value="104.002532011671" calcext:value-type="float">
            <text:p>104.0025320117</text:p>
          </table:table-cell>
          <table:table-cell table:number-columns-repeated="3"/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([.$D$2])/((1+EXP((-[.A118]*[.$F$2])+[.$E$2])))" office:value-type="float" office:value="79.9998363818847" calcext:value-type="float">
            <text:p>79.9998363819</text:p>
          </table:table-cell>
          <table:table-cell table:formula="of:=[.B118]+([.$G$2]*[.A118])" office:value-type="float" office:value="102.799836381885" calcext:value-type="float">
            <text:p>102.7998363819</text:p>
          </table:table-cell>
          <table:table-cell table:formula="of:=22*LN([.A118])" office:value-type="float" office:value="104.196365864679" calcext:value-type="float">
            <text:p>104.1963658647</text:p>
          </table:table-cell>
          <table:table-cell table:number-columns-repeated="3"/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([.$D$2])/((1+EXP((-[.A119]*[.$F$2])+[.$E$2])))" office:value-type="float" office:value="79.9998591725429" calcext:value-type="float">
            <text:p>79.9998591725</text:p>
          </table:table-cell>
          <table:table-cell table:formula="of:=[.B119]+([.$G$2]*[.A119])" office:value-type="float" office:value="102.999859172543" calcext:value-type="float">
            <text:p>102.9998591725</text:p>
          </table:table-cell>
          <table:table-cell table:formula="of:=22*LN([.A119])" office:value-type="float" office:value="104.388506823992" calcext:value-type="float">
            <text:p>104.388506824</text:p>
          </table:table-cell>
          <table:table-cell table:number-columns-repeated="3"/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([.$D$2])/((1+EXP((-[.A120]*[.$F$2])+[.$E$2])))" office:value-type="float" office:value="79.9998787886547" calcext:value-type="float">
            <text:p>79.9998787887</text:p>
          </table:table-cell>
          <table:table-cell table:formula="of:=[.B120]+([.$G$2]*[.A120])" office:value-type="float" office:value="103.199878788655" calcext:value-type="float">
            <text:p>103.1998787887</text:p>
          </table:table-cell>
          <table:table-cell table:formula="of:=22*LN([.A120])" office:value-type="float" office:value="104.57898420434" calcext:value-type="float">
            <text:p>104.5789842043</text:p>
          </table:table-cell>
          <table:table-cell table:number-columns-repeated="3"/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([.$D$2])/((1+EXP((-[.A121]*[.$F$2])+[.$E$2])))" office:value-type="float" office:value="79.9998956724062" calcext:value-type="float">
            <text:p>79.9998956724</text:p>
          </table:table-cell>
          <table:table-cell table:formula="of:=[.B121]+([.$G$2]*[.A121])" office:value-type="float" office:value="103.399895672406" calcext:value-type="float">
            <text:p>103.3998956724</text:p>
          </table:table-cell>
          <table:table-cell table:formula="of:=22*LN([.A121])" office:value-type="float" office:value="104.767826565551" calcext:value-type="float">
            <text:p>104.7678265656</text:p>
          </table:table-cell>
          <table:table-cell table:number-columns-repeated="3"/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([.$D$2])/((1+EXP((-[.A122]*[.$F$2])+[.$E$2])))" office:value-type="float" office:value="79.9999102043916" calcext:value-type="float">
            <text:p>79.9999102044</text:p>
          </table:table-cell>
          <table:table-cell table:formula="of:=[.B122]+([.$G$2]*[.A122])" office:value-type="float" office:value="103.599910204392" calcext:value-type="float">
            <text:p>103.5999102044</text:p>
          </table:table-cell>
          <table:table-cell table:formula="of:=22*LN([.A122])" office:value-type="float" office:value="104.955061738245" calcext:value-type="float">
            <text:p>104.9550617382</text:p>
          </table:table-cell>
          <table:table-cell table:number-columns-repeated="3"/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([.$D$2])/((1+EXP((-[.A123]*[.$F$2])+[.$E$2])))" office:value-type="float" office:value="79.9999227121915" calcext:value-type="float">
            <text:p>79.9999227122</text:p>
          </table:table-cell>
          <table:table-cell table:formula="of:=[.B123]+([.$G$2]*[.A123])" office:value-type="float" office:value="103.799922712192" calcext:value-type="float">
            <text:p>103.7999227122</text:p>
          </table:table-cell>
          <table:table-cell table:formula="of:=22*LN([.A123])" office:value-type="float" office:value="105.140716848454" calcext:value-type="float">
            <text:p>105.1407168485</text:p>
          </table:table-cell>
          <table:table-cell table:number-columns-repeated="3"/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([.$D$2])/((1+EXP((-[.A124]*[.$F$2])+[.$E$2])))" office:value-type="float" office:value="79.9999334777578" calcext:value-type="float">
            <text:p>79.9999334778</text:p>
          </table:table-cell>
          <table:table-cell table:formula="of:=[.B124]+([.$G$2]*[.A124])" office:value-type="float" office:value="103.999933477758" calcext:value-type="float">
            <text:p>103.9999334778</text:p>
          </table:table-cell>
          <table:table-cell table:formula="of:=22*LN([.A124])" office:value-type="float" office:value="105.324818341205" calcext:value-type="float">
            <text:p>105.3248183412</text:p>
          </table:table-cell>
          <table:table-cell table:number-columns-repeated="3"/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([.$D$2])/((1+EXP((-[.A125]*[.$F$2])+[.$E$2])))" office:value-type="float" office:value="79.9999427437689" calcext:value-type="float">
            <text:p>79.9999427438</text:p>
          </table:table-cell>
          <table:table-cell table:formula="of:=[.B125]+([.$G$2]*[.A125])" office:value-type="float" office:value="104.199942743769" calcext:value-type="float">
            <text:p>104.1999427438</text:p>
          </table:table-cell>
          <table:table-cell table:formula="of:=22*LN([.A125])" office:value-type="float" office:value="105.507392003128" calcext:value-type="float">
            <text:p>105.5073920031</text:p>
          </table:table-cell>
          <table:table-cell table:number-columns-repeated="3"/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([.$D$2])/((1+EXP((-[.A126]*[.$F$2])+[.$E$2])))" office:value-type="float" office:value="79.9999507191003" calcext:value-type="float">
            <text:p>79.9999507191</text:p>
          </table:table-cell>
          <table:table-cell table:formula="of:=[.B126]+([.$G$2]*[.A126])" office:value-type="float" office:value="104.3999507191" calcext:value-type="float">
            <text:p>104.3999507191</text:p>
          </table:table-cell>
          <table:table-cell table:formula="of:=22*LN([.A126])" office:value-type="float" office:value="105.688462984132" calcext:value-type="float">
            <text:p>105.6884629841</text:p>
          </table:table-cell>
          <table:table-cell table:number-columns-repeated="3"/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([.$D$2])/((1+EXP((-[.A127]*[.$F$2])+[.$E$2])))" office:value-type="float" office:value="79.9999575835329" calcext:value-type="float">
            <text:p>79.9999575835</text:p>
          </table:table-cell>
          <table:table-cell table:formula="of:=[.B127]+([.$G$2]*[.A127])" office:value-type="float" office:value="104.599957583533" calcext:value-type="float">
            <text:p>104.5999575835</text:p>
          </table:table-cell>
          <table:table-cell table:formula="of:=22*LN([.A127])" office:value-type="float" office:value="105.868055818193" calcext:value-type="float">
            <text:p>105.8680558182</text:p>
          </table:table-cell>
          <table:table-cell table:number-columns-repeated="3"/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([.$D$2])/((1+EXP((-[.A128]*[.$F$2])+[.$E$2])))" office:value-type="float" office:value="79.9999634918057" calcext:value-type="float">
            <text:p>79.9999634918</text:p>
          </table:table-cell>
          <table:table-cell table:formula="of:=[.B128]+([.$G$2]*[.A128])" office:value-type="float" office:value="104.799963491806" calcext:value-type="float">
            <text:p>104.7999634918</text:p>
          </table:table-cell>
          <table:table-cell table:formula="of:=22*LN([.A128])" office:value-type="float" office:value="106.046194443311" calcext:value-type="float">
            <text:p>106.0461944433</text:p>
          </table:table-cell>
          <table:table-cell table:number-columns-repeated="3"/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([.$D$2])/((1+EXP((-[.A129]*[.$F$2])+[.$E$2])))" office:value-type="float" office:value="79.999968577104" calcext:value-type="float">
            <text:p>79.9999685771</text:p>
          </table:table-cell>
          <table:table-cell table:formula="of:=[.B129]+([.$G$2]*[.A129])" office:value-type="float" office:value="104.999968577104" calcext:value-type="float">
            <text:p>104.9999685771</text:p>
          </table:table-cell>
          <table:table-cell table:formula="of:=22*LN([.A129])" office:value-type="float" office:value="106.222902220651" calcext:value-type="float">
            <text:p>106.2229022207</text:p>
          </table:table-cell>
          <table:table-cell table:number-columns-repeated="3"/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([.$D$2])/((1+EXP((-[.A130]*[.$F$2])+[.$E$2])))" office:value-type="float" office:value="79.9999729540613" calcext:value-type="float">
            <text:p>79.9999729541</text:p>
          </table:table-cell>
          <table:table-cell table:formula="of:=[.B130]+([.$G$2]*[.A130])" office:value-type="float" office:value="105.199972954061" calcext:value-type="float">
            <text:p>105.1999729541</text:p>
          </table:table-cell>
          <table:table-cell table:formula="of:=22*LN([.A130])" office:value-type="float" office:value="106.398201952933" calcext:value-type="float">
            <text:p>106.3982019529</text:p>
          </table:table-cell>
          <table:table-cell table:number-columns-repeated="3"/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([.$D$2])/((1+EXP((-[.A131]*[.$F$2])+[.$E$2])))" office:value-type="float" office:value="79.9999767213437" calcext:value-type="float">
            <text:p>79.9999767213</text:p>
          </table:table-cell>
          <table:table-cell table:formula="of:=[.B131]+([.$G$2]*[.A131])" office:value-type="float" office:value="105.399976721344" calcext:value-type="float">
            <text:p>105.3999767213</text:p>
          </table:table-cell>
          <table:table-cell table:formula="of:=22*LN([.A131])" office:value-type="float" office:value="106.572115902089" calcext:value-type="float">
            <text:p>106.5721159021</text:p>
          </table:table-cell>
          <table:table-cell table:number-columns-repeated="3"/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([.$D$2])/((1+EXP((-[.A132]*[.$F$2])+[.$E$2])))" office:value-type="float" office:value="79.999979963874" calcext:value-type="float">
            <text:p>79.9999799639</text:p>
          </table:table-cell>
          <table:table-cell table:formula="of:=[.B132]+([.$G$2]*[.A132])" office:value-type="float" office:value="105.599979963874" calcext:value-type="float">
            <text:p>105.5999799639</text:p>
          </table:table-cell>
          <table:table-cell table:formula="of:=22*LN([.A132])" office:value-type="float" office:value="106.744665806232" calcext:value-type="float">
            <text:p>106.7446658062</text:p>
          </table:table-cell>
          <table:table-cell table:number-columns-repeated="3"/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([.$D$2])/((1+EXP((-[.A133]*[.$F$2])+[.$E$2])))" office:value-type="float" office:value="79.999982754746" calcext:value-type="float">
            <text:p>79.9999827547</text:p>
          </table:table-cell>
          <table:table-cell table:formula="of:=[.B133]+([.$G$2]*[.A133])" office:value-type="float" office:value="105.799982754746" calcext:value-type="float">
            <text:p>105.7999827547</text:p>
          </table:table-cell>
          <table:table-cell table:formula="of:=22*LN([.A133])" office:value-type="float" office:value="106.915872895957" calcext:value-type="float">
            <text:p>106.915872896</text:p>
          </table:table-cell>
          <table:table-cell table:number-columns-repeated="3"/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([.$D$2])/((1+EXP((-[.A134]*[.$F$2])+[.$E$2])))" office:value-type="float" office:value="79.9999851568719" calcext:value-type="float">
            <text:p>79.9999851569</text:p>
          </table:table-cell>
          <table:table-cell table:formula="of:=[.B134]+([.$G$2]*[.A134])" office:value-type="float" office:value="105.999985156872" calcext:value-type="float">
            <text:p>105.9999851569</text:p>
          </table:table-cell>
          <table:table-cell table:formula="of:=22*LN([.A134])" office:value-type="float" office:value="107.085757910023" calcext:value-type="float">
            <text:p>107.08575791</text:p>
          </table:table-cell>
          <table:table-cell table:number-columns-repeated="3"/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([.$D$2])/((1+EXP((-[.A135]*[.$F$2])+[.$E$2])))" office:value-type="float" office:value="79.9999872244009" calcext:value-type="float">
            <text:p>79.9999872244</text:p>
          </table:table-cell>
          <table:table-cell table:formula="of:=[.B135]+([.$G$2]*[.A135])" office:value-type="float" office:value="106.199987224401" calcext:value-type="float">
            <text:p>106.1999872244</text:p>
          </table:table-cell>
          <table:table-cell table:formula="of:=22*LN([.A135])" office:value-type="float" office:value="107.254341110425" calcext:value-type="float">
            <text:p>107.2543411104</text:p>
          </table:table-cell>
          <table:table-cell table:number-columns-repeated="3"/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([.$D$2])/((1+EXP((-[.A136]*[.$F$2])+[.$E$2])))" office:value-type="float" office:value="79.9999890039397" calcext:value-type="float">
            <text:p>79.9999890039</text:p>
          </table:table-cell>
          <table:table-cell table:formula="of:=[.B136]+([.$G$2]*[.A136])" office:value-type="float" office:value="106.39998900394" calcext:value-type="float">
            <text:p>106.3999890039</text:p>
          </table:table-cell>
          <table:table-cell table:formula="of:=22*LN([.A136])" office:value-type="float" office:value="107.4216422969" calcext:value-type="float">
            <text:p>107.4216422969</text:p>
          </table:table-cell>
          <table:table-cell table:number-columns-repeated="3"/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([.$D$2])/((1+EXP((-[.A137]*[.$F$2])+[.$E$2])))" office:value-type="float" office:value="79.999990535603" calcext:value-type="float">
            <text:p>79.9999905356</text:p>
          </table:table-cell>
          <table:table-cell table:formula="of:=[.B137]+([.$G$2]*[.A137])" office:value-type="float" office:value="106.599990535603" calcext:value-type="float">
            <text:p>106.5999905356</text:p>
          </table:table-cell>
          <table:table-cell table:formula="of:=22*LN([.A137])" office:value-type="float" office:value="107.587680820879" calcext:value-type="float">
            <text:p>107.5876808209</text:p>
          </table:table-cell>
          <table:table-cell table:number-columns-repeated="3"/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([.$D$2])/((1+EXP((-[.A138]*[.$F$2])+[.$E$2])))" office:value-type="float" office:value="79.9999918539179" calcext:value-type="float">
            <text:p>79.9999918539</text:p>
          </table:table-cell>
          <table:table-cell table:formula="of:=[.B138]+([.$G$2]*[.A138])" office:value-type="float" office:value="106.799991853918" calcext:value-type="float">
            <text:p>106.7999918539</text:p>
          </table:table-cell>
          <table:table-cell table:formula="of:=22*LN([.A138])" office:value-type="float" office:value="107.75247559892" calcext:value-type="float">
            <text:p>107.7524755989</text:p>
          </table:table-cell>
          <table:table-cell table:number-columns-repeated="3"/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([.$D$2])/((1+EXP((-[.A139]*[.$F$2])+[.$E$2])))" office:value-type="float" office:value="79.9999929886021" calcext:value-type="float">
            <text:p>79.9999929886</text:p>
          </table:table-cell>
          <table:table-cell table:formula="of:=[.B139]+([.$G$2]*[.A139])" office:value-type="float" office:value="106.999992988602" calcext:value-type="float">
            <text:p>106.9999929886</text:p>
          </table:table-cell>
          <table:table-cell table:formula="of:=22*LN([.A139])" office:value-type="float" office:value="107.916045125645" calcext:value-type="float">
            <text:p>107.9160451256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[.$D$2])/((1+EXP((-[.A140]*[.$F$2])+[.$E$2])))" office:value-type="float" office:value="79.9999939652338" calcext:value-type="float">
            <text:p>79.9999939652</text:p>
          </table:table-cell>
          <table:table-cell table:formula="of:=[.B140]+([.$G$2]*[.A140])" office:value-type="float" office:value="107.199993965234" calcext:value-type="float">
            <text:p>107.1999939652</text:p>
          </table:table-cell>
          <table:table-cell table:formula="of:=22*LN([.A140])" office:value-type="float" office:value="108.078407486193" calcext:value-type="float">
            <text:p>108.0784074862</text:p>
          </table:table-cell>
          <table:table-cell table:number-columns-repeated="3"/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([.$D$2])/((1+EXP((-[.A141]*[.$F$2])+[.$E$2])))" office:value-type="float" office:value="79.9999948058285" calcext:value-type="float">
            <text:p>79.9999948058</text:p>
          </table:table-cell>
          <table:table-cell table:formula="of:=[.B141]+([.$G$2]*[.A141])" office:value-type="float" office:value="107.399994805829" calcext:value-type="float">
            <text:p>107.3999948058</text:p>
          </table:table-cell>
          <table:table-cell table:formula="of:=22*LN([.A141])" office:value-type="float" office:value="108.239580368219" calcext:value-type="float">
            <text:p>108.2395803682</text:p>
          </table:table-cell>
          <table:table-cell table:number-columns-repeated="3"/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([.$D$2])/((1+EXP((-[.A142]*[.$F$2])+[.$E$2])))" office:value-type="float" office:value="79.9999955293351" calcext:value-type="float">
            <text:p>79.9999955293</text:p>
          </table:table-cell>
          <table:table-cell table:formula="of:=[.B142]+([.$G$2]*[.A142])" office:value-type="float" office:value="107.599995529335" calcext:value-type="float">
            <text:p>107.5999955293</text:p>
          </table:table-cell>
          <table:table-cell table:formula="of:=22*LN([.A142])" office:value-type="float" office:value="108.399581073459" calcext:value-type="float">
            <text:p>108.3995810735</text:p>
          </table:table-cell>
          <table:table-cell table:number-columns-repeated="3"/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([.$D$2])/((1+EXP((-[.A143]*[.$F$2])+[.$E$2])))" office:value-type="float" office:value="79.9999961520631" calcext:value-type="float">
            <text:p>79.9999961521</text:p>
          </table:table-cell>
          <table:table-cell table:formula="of:=[.B143]+([.$G$2]*[.A143])" office:value-type="float" office:value="107.799996152063" calcext:value-type="float">
            <text:p>107.7999961521</text:p>
          </table:table-cell>
          <table:table-cell table:formula="of:=22*LN([.A143])" office:value-type="float" office:value="108.558426528875" calcext:value-type="float">
            <text:p>108.5584265289</text:p>
          </table:table-cell>
          <table:table-cell table:number-columns-repeated="3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([.$D$2])/((1+EXP((-[.A144]*[.$F$2])+[.$E$2])))" office:value-type="float" office:value="79.99999668805" calcext:value-type="float">
            <text:p>79.9999966881</text:p>
          </table:table-cell>
          <table:table-cell table:formula="of:=[.B144]+([.$G$2]*[.A144])" office:value-type="float" office:value="107.99999668805" calcext:value-type="float">
            <text:p>107.9999966881</text:p>
          </table:table-cell>
          <table:table-cell table:formula="of:=22*LN([.A144])" office:value-type="float" office:value="108.716133297405" calcext:value-type="float">
            <text:p>108.7161332974</text:p>
          </table:table-cell>
          <table:table-cell table:number-columns-repeated="3"/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([.$D$2])/((1+EXP((-[.A145]*[.$F$2])+[.$E$2])))" office:value-type="float" office:value="79.9999971493782" calcext:value-type="float">
            <text:p>79.9999971494</text:p>
          </table:table-cell>
          <table:table-cell table:formula="of:=[.B145]+([.$G$2]*[.A145])" office:value-type="float" office:value="108.199997149378" calcext:value-type="float">
            <text:p>108.1999971494</text:p>
          </table:table-cell>
          <table:table-cell table:formula="of:=22*LN([.A145])" office:value-type="float" office:value="108.87271758832" calcext:value-type="float">
            <text:p>108.8727175883</text:p>
          </table:table-cell>
          <table:table-cell table:number-columns-repeated="3"/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([.$D$2])/((1+EXP((-[.A146]*[.$F$2])+[.$E$2])))" office:value-type="float" office:value="79.999997546447" calcext:value-type="float">
            <text:p>79.9999975464</text:p>
          </table:table-cell>
          <table:table-cell table:formula="of:=[.B146]+([.$G$2]*[.A146])" office:value-type="float" office:value="108.399997546447" calcext:value-type="float">
            <text:p>108.3999975464</text:p>
          </table:table-cell>
          <table:table-cell table:formula="of:=22*LN([.A146])" office:value-type="float" office:value="109.028195267228" calcext:value-type="float">
            <text:p>109.0281952672</text:p>
          </table:table-cell>
          <table:table-cell table:number-columns-repeated="3"/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([.$D$2])/((1+EXP((-[.A147]*[.$F$2])+[.$E$2])))" office:value-type="float" office:value="79.9999978882074" calcext:value-type="float">
            <text:p>79.9999978882</text:p>
          </table:table-cell>
          <table:table-cell table:formula="of:=[.B147]+([.$G$2]*[.A147])" office:value-type="float" office:value="108.599997888207" calcext:value-type="float">
            <text:p>108.5999978882</text:p>
          </table:table-cell>
          <table:table-cell table:formula="of:=22*LN([.A147])" office:value-type="float" office:value="109.182581865718" calcext:value-type="float">
            <text:p>109.1825818657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[.$D$2])/((1+EXP((-[.A148]*[.$F$2])+[.$E$2])))" office:value-type="float" office:value="79.9999981823632" calcext:value-type="float">
            <text:p>79.9999981824</text:p>
          </table:table-cell>
          <table:table-cell table:formula="of:=[.B148]+([.$G$2]*[.A148])" office:value-type="float" office:value="108.799998182363" calcext:value-type="float">
            <text:p>108.7999981824</text:p>
          </table:table-cell>
          <table:table-cell table:formula="of:=22*LN([.A148])" office:value-type="float" office:value="109.335892590672" calcext:value-type="float">
            <text:p>109.3358925907</text:p>
          </table:table-cell>
          <table:table-cell table:number-columns-repeated="3"/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([.$D$2])/((1+EXP((-[.A149]*[.$F$2])+[.$E$2])))" office:value-type="float" office:value="79.9999984355456" calcext:value-type="float">
            <text:p>79.9999984355</text:p>
          </table:table-cell>
          <table:table-cell table:formula="of:=[.B149]+([.$G$2]*[.A149])" office:value-type="float" office:value="108.999998435546" calcext:value-type="float">
            <text:p>108.9999984355</text:p>
          </table:table-cell>
          <table:table-cell table:formula="of:=22*LN([.A149])" office:value-type="float" office:value="109.488142333253" calcext:value-type="float">
            <text:p>109.4881423333</text:p>
          </table:table-cell>
          <table:table-cell table:number-columns-repeated="3"/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([.$D$2])/((1+EXP((-[.A150]*[.$F$2])+[.$E$2])))" office:value-type="float" office:value="79.9999986534616" calcext:value-type="float">
            <text:p>79.9999986535</text:p>
          </table:table-cell>
          <table:table-cell table:formula="of:=[.B150]+([.$G$2]*[.A150])" office:value-type="float" office:value="109.199998653462" calcext:value-type="float">
            <text:p>109.1999986535</text:p>
          </table:table-cell>
          <table:table-cell table:formula="of:=22*LN([.A150])" office:value-type="float" office:value="109.639345677583" calcext:value-type="float">
            <text:p>109.6393456776</text:p>
          </table:table-cell>
          <table:table-cell table:number-columns-repeated="3"/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([.$D$2])/((1+EXP((-[.A151]*[.$F$2])+[.$E$2])))" office:value-type="float" office:value="79.9999988410236" calcext:value-type="float">
            <text:p>79.999998841</text:p>
          </table:table-cell>
          <table:table-cell table:formula="of:=[.B151]+([.$G$2]*[.A151])" office:value-type="float" office:value="109.399998841024" calcext:value-type="float">
            <text:p>109.399998841</text:p>
          </table:table-cell>
          <table:table-cell table:formula="of:=22*LN([.A151])" office:value-type="float" office:value="109.789516909132" calcext:value-type="float">
            <text:p>109.7895169091</text:p>
          </table:table-cell>
          <table:table-cell table:number-columns-repeated="3"/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([.$D$2])/((1+EXP((-[.A152]*[.$F$2])+[.$E$2])))" office:value-type="float" office:value="79.9999990024598" calcext:value-type="float">
            <text:p>79.9999990025</text:p>
          </table:table-cell>
          <table:table-cell table:formula="of:=[.B152]+([.$G$2]*[.A152])" office:value-type="float" office:value="109.59999900246" calcext:value-type="float">
            <text:p>109.5999990025</text:p>
          </table:table-cell>
          <table:table-cell table:formula="of:=22*LN([.A152])" office:value-type="float" office:value="109.938670022811" calcext:value-type="float">
            <text:p>109.9386700228</text:p>
          </table:table-cell>
          <table:table-cell table:number-columns-repeated="3"/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([.$D$2])/((1+EXP((-[.A153]*[.$F$2])+[.$E$2])))" office:value-type="float" office:value="79.9999991414092" calcext:value-type="float">
            <text:p>79.9999991414</text:p>
          </table:table-cell>
          <table:table-cell table:formula="of:=[.B153]+([.$G$2]*[.A153])" office:value-type="float" office:value="109.799999141409" calcext:value-type="float">
            <text:p>109.7999991414</text:p>
          </table:table-cell>
          <table:table-cell table:formula="of:=22*LN([.A153])" office:value-type="float" office:value="110.0868187308" calcext:value-type="float">
            <text:p>110.0868187308</text:p>
          </table:table-cell>
          <table:table-cell table:number-columns-repeated="3"/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([.$D$2])/((1+EXP((-[.A154]*[.$F$2])+[.$E$2])))" office:value-type="float" office:value="79.999999261004" calcext:value-type="float">
            <text:p>79.999999261</text:p>
          </table:table-cell>
          <table:table-cell table:formula="of:=[.B154]+([.$G$2]*[.A154])" office:value-type="float" office:value="109.999999261004" calcext:value-type="float">
            <text:p>109.999999261</text:p>
          </table:table-cell>
          <table:table-cell table:formula="of:=22*LN([.A154])" office:value-type="float" office:value="110.233976470118" calcext:value-type="float">
            <text:p>110.2339764701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25T20:27:57.211042797</meta:creation-date>
    <dc:date>2015-04-25T21:10:06.595363588</dc:date>
    <meta:editing-duration>PT11M35S</meta:editing-duration>
    <meta:editing-cycles>2</meta:editing-cycles>
    <meta:generator>LibreOffice/4.2.7.2$Linux_X86_64 LibreOffice_project/420m0$Build-2</meta:generator>
    <meta:document-statistic meta:table-count="1" meta:cell-count="61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column-mapping="0 1 3 2" chart:style-name="ch1">
        <chart:title svg:x="4.238cm" svg:y="0.316cm" chart:style-name="ch2">
          <text:p>Logistic and Logarithmic Tree Growth</text:p>
        </chart:title>
        <chart:legend chart:legend-position="end" svg:x="12.749cm" svg:y="3.706cm" style:legend-expansion="high" chart:style-name="ch3"/>
        <chart:plot-area chart:style-name="ch4" table:cell-range-address="Sheet1.A3:Sheet1.D154" chart:data-source-has-labels="row" svg:x="1.33cm" svg:y="1.301cm" svg:width="11.1cm" svg:height="6.544cm">
          <chartooo:coordinate-region svg:x="2.137cm" svg:y="1.5cm" svg:width="10.013cm" svg:height="5.698cm"/>
          <chart:axis chart:dimension="x" chart:name="primary-x" chart:style-name="ch5">
            <chart:title svg:x="5.936cm" svg:y="8.025cm" chart:style-name="ch6">
              <text:p>Time (years)</text:p>
            </chart:title>
          </chart:axis>
          <chart:axis chart:dimension="y" chart:name="primary-y" chart:style-name="ch5">
            <chart:title svg:x="0.451cm" svg:y="6.628cm" chart:style-name="ch7">
              <text:p>Timber Value (Units of Cost)</text:p>
            </chart:title>
            <chart:grid chart:style-name="ch8" chart:class="major"/>
          </chart:axis>
          <chart:series chart:style-name="ch9" chart:values-cell-range-address="Sheet1.B4:Sheet1.B154" chart:label-cell-address="Sheet1.B3:Sheet1.B3" chart:class="chart:scatter">
            <chart:domain table:cell-range-address="Sheet1.A4:Sheet1.A154"/>
            <chart:data-point chart:repeated="151"/>
          </chart:series>
          <chart:series chart:style-name="ch10" chart:values-cell-range-address="Sheet1.D4:Sheet1.D154" chart:label-cell-address="Sheet1.D3:Sheet1.D3" chart:class="chart:scatter">
            <chart:data-point chart:repeated="151"/>
          </chart:series>
          <chart:series chart:style-name="ch11" chart:values-cell-range-address="Sheet1.C4:Sheet1.C154" chart:label-cell-address="Sheet1.C3:Sheet1.C3" chart:class="chart:scatter">
            <chart:data-point chart:repeated="15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otal Growth</text:p>
                <draw:g>
                  <svg:desc>Sheet1.B3:Sheet1.B3</svg:desc>
                </draw:g>
              </table:table-cell>
              <table:table-cell office:value-type="string">
                <text:p>old model</text:p>
                <draw:g>
                  <svg:desc>Sheet1.D3:Sheet1.D3</svg:desc>
                </draw:g>
              </table:table-cell>
              <table:table-cell office:value-type="string">
                <text:p>'+linear</text:p>
                <draw:g>
                  <svg:desc>Sheet1.C3:Sheet1.C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4:Sheet1.A154</svg:desc>
                </draw:g>
              </table:table-cell>
              <table:table-cell office:value-type="float" office:value="1.43889679696732">
                <text:p>1.43889679696732</text:p>
                <draw:g>
                  <svg:desc>Sheet1.B4:Sheet1.B154</svg:desc>
                </draw:g>
              </table:table-cell>
              <table:table-cell office:value-type="float" office:value="NaN">
                <text:p>NaN</text:p>
                <draw:g>
                  <svg:desc>Sheet1.D4:Sheet1.D154</svg:desc>
                </draw:g>
              </table:table-cell>
              <table:table-cell office:value-type="float" office:value="1.43889679696732">
                <text:p>1.43889679696732</text:p>
                <draw:g>
                  <svg:desc>Sheet1.C4:Sheet1.C15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.66690756149443">
                <text:p>1.66690756149443</text:p>
              </table:table-cell>
              <table:table-cell office:value-type="float" office:value="0">
                <text:p>0</text:p>
              </table:table-cell>
              <table:table-cell office:value-type="float" office:value="1.86690756149443">
                <text:p>1.8669075614944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.93016171341354">
                <text:p>1.93016171341354</text:p>
              </table:table-cell>
              <table:table-cell office:value-type="float" office:value="15.2492379723188">
                <text:p>15.2492379723188</text:p>
              </table:table-cell>
              <table:table-cell office:value-type="float" office:value="2.33016171341354">
                <text:p>2.330161713413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.23380590272584">
                <text:p>2.23380590272584</text:p>
              </table:table-cell>
              <table:table-cell office:value-type="float" office:value="24.1694703506984">
                <text:p>24.1694703506984</text:p>
              </table:table-cell>
              <table:table-cell office:value-type="float" office:value="2.83380590272584">
                <text:p>2.8338059027258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2.58363717587604">
                <text:p>2.58363717587604</text:p>
              </table:table-cell>
              <table:table-cell office:value-type="float" office:value="30.4984759446376">
                <text:p>30.4984759446376</text:p>
              </table:table-cell>
              <table:table-cell office:value-type="float" office:value="3.38363717587604">
                <text:p>3.383637175876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2.98615098753036">
                <text:p>2.98615098753036</text:p>
              </table:table-cell>
              <table:table-cell office:value-type="float" office:value="35.4076340735502">
                <text:p>35.4076340735502</text:p>
              </table:table-cell>
              <table:table-cell office:value-type="float" office:value="3.98615098753036">
                <text:p>3.9861509875303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3.44858039528689">
                <text:p>3.44858039528689</text:p>
              </table:table-cell>
              <table:table-cell office:value-type="float" office:value="39.4187083230172">
                <text:p>39.4187083230172</text:p>
              </table:table-cell>
              <table:table-cell office:value-type="float" office:value="4.64858039528689">
                <text:p>4.6485803952868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3.97892092468454">
                <text:p>3.97892092468454</text:p>
              </table:table-cell>
              <table:table-cell office:value-type="float" office:value="42.8100232792169">
                <text:p>42.8100232792169</text:p>
              </table:table-cell>
              <table:table-cell office:value-type="float" office:value="5.37892092468454">
                <text:p>5.3789209246845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4.5859340719095">
                <text:p>4.5859340719095</text:p>
              </table:table-cell>
              <table:table-cell office:value-type="float" office:value="45.7477139169564">
                <text:p>45.7477139169564</text:p>
              </table:table-cell>
              <table:table-cell office:value-type="float" office:value="6.1859340719095">
                <text:p>6.185934071909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5.2791207592975">
                <text:p>5.2791207592975</text:p>
              </table:table-cell>
              <table:table-cell office:value-type="float" office:value="48.3389407013968">
                <text:p>48.3389407013968</text:p>
              </table:table-cell>
              <table:table-cell office:value-type="float" office:value="7.0791207592975">
                <text:p>7.07912075929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6.06865440169948">
                <text:p>6.06865440169948</text:p>
              </table:table-cell>
              <table:table-cell office:value-type="float" office:value="50.656872045869">
                <text:p>50.656872045869</text:p>
              </table:table-cell>
              <table:table-cell office:value-type="float" office:value="8.06865440169948">
                <text:p>8.0686544016994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6.9652617952217">
                <text:p>6.9652617952217</text:p>
              </table:table-cell>
              <table:table-cell office:value-type="float" office:value="52.7536960015642">
                <text:p>52.7536960015642</text:p>
              </table:table-cell>
              <table:table-cell office:value-type="float" office:value="9.1652617952217">
                <text:p>9.165261795221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7.98003912957481">
                <text:p>7.98003912957481</text:p>
              </table:table-cell>
              <table:table-cell office:value-type="float" office:value="54.667946295336">
                <text:p>54.667946295336</text:p>
              </table:table-cell>
              <table:table-cell office:value-type="float" office:value="10.3800391295748">
                <text:p>10.380039129574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9.12419050238327">
                <text:p>9.12419050238327</text:p>
              </table:table-cell>
              <table:table-cell office:value-type="float" office:value="56.4288858641538">
                <text:p>56.4288858641538</text:p>
              </table:table-cell>
              <table:table-cell office:value-type="float" office:value="11.7241905023833">
                <text:p>11.724190502383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10.4086779490398">
                <text:p>10.4086779490398</text:p>
              </table:table-cell>
              <table:table-cell office:value-type="float" office:value="58.0592612515357">
                <text:p>58.0592612515357</text:p>
              </table:table-cell>
              <table:table-cell office:value-type="float" office:value="13.2086779490398">
                <text:p>13.208677949039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11.8437758425352">
                <text:p>11.8437758425352</text:p>
              </table:table-cell>
              <table:table-cell office:value-type="float" office:value="59.5771044242486">
                <text:p>59.5771044242486</text:p>
              </table:table-cell>
              <table:table-cell office:value-type="float" office:value="14.8437758425352">
                <text:p>14.843775842535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13.438529189286">
                <text:p>13.438529189286</text:p>
              </table:table-cell>
              <table:table-cell office:value-type="float" office:value="60.9969518892752">
                <text:p>60.9969518892752</text:p>
              </table:table-cell>
              <table:table-cell office:value-type="float" office:value="16.638529189286">
                <text:p>16.63852918928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15.200125281225">
                <text:p>15.200125281225</text:p>
              </table:table-cell>
              <table:table-cell office:value-type="float" office:value="62.3306935692368">
                <text:p>62.3306935692368</text:p>
              </table:table-cell>
              <table:table-cell office:value-type="float" office:value="18.600125281225">
                <text:p>18.6001252812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17.1332013565953">
                <text:p>17.1332013565953</text:p>
              </table:table-cell>
              <table:table-cell office:value-type="float" office:value="63.5881786737156">
                <text:p>63.5881786737156</text:p>
              </table:table-cell>
              <table:table-cell office:value-type="float" office:value="20.7332013565953">
                <text:p>20.733201356595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19.2391266440711">
                <text:p>19.2391266440711</text:p>
              </table:table-cell>
              <table:table-cell office:value-type="float" office:value="64.7776575416617">
                <text:p>64.7776575416617</text:p>
              </table:table-cell>
              <table:table-cell office:value-type="float" office:value="23.0391266440711">
                <text:p>23.039126644071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21.5153137095996">
                <text:p>21.5153137095996</text:p>
              </table:table-cell>
              <table:table-cell office:value-type="float" office:value="65.9061100181878">
                <text:p>65.9061100181878</text:p>
              </table:table-cell>
              <table:table-cell office:value-type="float" office:value="25.5153137095996">
                <text:p>25.515313709599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23.9546286020822">
                <text:p>23.9546286020822</text:p>
              </table:table-cell>
              <table:table-cell office:value-type="float" office:value="66.9794936299153">
                <text:p>66.9794936299153</text:p>
              </table:table-cell>
              <table:table-cell office:value-type="float" office:value="28.1546286020822">
                <text:p>28.154628602082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26.5449782265467">
                <text:p>26.5449782265467</text:p>
              </table:table-cell>
              <table:table-cell office:value-type="float" office:value="68.002933973883">
                <text:p>68.002933973883</text:p>
              </table:table-cell>
              <table:table-cell office:value-type="float" office:value="30.9449782265467">
                <text:p>30.944978226546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29.2691527191359">
                <text:p>29.2691527191359</text:p>
              </table:table-cell>
              <table:table-cell office:value-type="float" office:value="68.9808727504413">
                <text:p>68.9808727504413</text:p>
              </table:table-cell>
              <table:table-cell office:value-type="float" office:value="33.8691527191359">
                <text:p>33.869152719135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32.1049871910038">
                <text:p>32.1049871910038</text:p>
              </table:table-cell>
              <table:table-cell office:value-type="float" office:value="69.9171842676548">
                <text:p>69.9171842676548</text:p>
              </table:table-cell>
              <table:table-cell office:value-type="float" office:value="36.9049871910038">
                <text:p>36.904987191003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35.0258799291362">
                <text:p>35.0258799291362</text:p>
              </table:table-cell>
              <table:table-cell office:value-type="float" office:value="70.8152681471004">
                <text:p>70.8152681471004</text:p>
              </table:table-cell>
              <table:table-cell office:value-type="float" office:value="40.0258799291362">
                <text:p>40.025879929136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38.0016650016848">
                <text:p>38.0016650016848</text:p>
              </table:table-cell>
              <table:table-cell office:value-type="float" office:value="71.6781238364726">
                <text:p>71.6781238364726</text:p>
              </table:table-cell>
              <table:table-cell office:value-type="float" office:value="43.2016650016848">
                <text:p>43.201665001684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40.9997917187368">
                <text:p>40.9997917187368</text:p>
              </table:table-cell>
              <table:table-cell office:value-type="float" office:value="72.5084110520952">
                <text:p>72.5084110520952</text:p>
              </table:table-cell>
              <table:table-cell office:value-type="float" office:value="46.3997917187368">
                <text:p>46.399791718736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43.9867197849982">
                <text:p>43.9867197849982</text:p>
              </table:table-cell>
              <table:table-cell office:value-type="float" office:value="73.3084992238545">
                <text:p>73.3084992238545</text:p>
              </table:table-cell>
              <table:table-cell office:value-type="float" office:value="49.5867197849982">
                <text:p>49.586719784998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46.9294063133864">
                <text:p>46.9294063133864</text:p>
              </table:table-cell>
              <table:table-cell office:value-type="float" office:value="74.0805082597024">
                <text:p>74.0805082597024</text:p>
              </table:table-cell>
              <table:table-cell office:value-type="float" office:value="52.7294063133864">
                <text:p>52.729406313386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49.7967464961484">
                <text:p>49.7967464961484</text:p>
              </table:table-cell>
              <table:table-cell office:value-type="float" office:value="74.8263423965674">
                <text:p>74.8263423965674</text:p>
              </table:table-cell>
              <table:table-cell office:value-type="float" office:value="55.7967464961484">
                <text:p>55.796746496148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52.5608370138799">
                <text:p>52.5608370138799</text:p>
              </table:table-cell>
              <table:table-cell office:value-type="float" office:value="75.5477184986732">
                <text:p>75.5477184986732</text:p>
              </table:table-cell>
              <table:table-cell office:value-type="float" office:value="58.7608370138799">
                <text:p>58.760837013879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55.197958490209">
                <text:p>55.197958490209</text:p>
              </table:table-cell>
              <table:table-cell office:value-type="float" office:value="76.246189861594">
                <text:p>76.246189861594</text:p>
              </table:table-cell>
              <table:table-cell office:value-type="float" office:value="61.597958490209">
                <text:p>61.59795849020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57.689214241829">
                <text:p>57.689214241829</text:p>
              </table:table-cell>
              <table:table-cell office:value-type="float" office:value="76.9231663522626">
                <text:p>76.9231663522626</text:p>
              </table:table-cell>
              <table:table-cell office:value-type="float" office:value="64.2892142418291">
                <text:p>64.289214241829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60.0208084476094">
                <text:p>60.0208084476094</text:p>
              </table:table-cell>
              <table:table-cell office:value-type="float" office:value="77.5799315415556">
                <text:p>77.5799315415556</text:p>
              </table:table-cell>
              <table:table-cell office:value-type="float" office:value="66.8208084476094">
                <text:p>66.820808447609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62.1839888939753">
                <text:p>62.1839888939753</text:p>
              </table:table-cell>
              <table:table-cell office:value-type="float" office:value="78.2176573527671">
                <text:p>78.2176573527671</text:p>
              </table:table-cell>
              <table:table-cell office:value-type="float" office:value="69.1839888939753">
                <text:p>69.183988893975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64.1747110846865">
                <text:p>64.1747110846865</text:p>
              </table:table-cell>
              <table:table-cell office:value-type="float" office:value="78.8374166460344">
                <text:p>78.8374166460344</text:p>
              </table:table-cell>
              <table:table-cell office:value-type="float" office:value="71.3747110846865">
                <text:p>71.374711084686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65.9930985468768">
                <text:p>65.9930985468768</text:p>
              </table:table-cell>
              <table:table-cell office:value-type="float" office:value="79.4401940781729">
                <text:p>79.4401940781729</text:p>
              </table:table-cell>
              <table:table-cell office:value-type="float" office:value="73.3930985468768">
                <text:p>73.393098546876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67.6427787933172">
                <text:p>67.6427787933172</text:p>
              </table:table-cell>
              <table:table-cell office:value-type="float" office:value="80.0268955139805">
                <text:p>80.0268955139805</text:p>
              </table:table-cell>
              <table:table-cell office:value-type="float" office:value="75.2427787933172">
                <text:p>75.242778793317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69.1301682392725">
                <text:p>69.1301682392725</text:p>
              </table:table-cell>
              <table:table-cell office:value-type="float" office:value="80.5983562148522">
                <text:p>80.5983562148522</text:p>
              </table:table-cell>
              <table:table-cell office:value-type="float" office:value="76.9301682392725">
                <text:p>76.930168239272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70.4637662382306">
                <text:p>70.4637662382306</text:p>
              </table:table-cell>
              <table:table-cell office:value-type="float" office:value="81.1553479905066">
                <text:p>81.1553479905066</text:p>
              </table:table-cell>
              <table:table-cell office:value-type="float" office:value="78.4637662382306">
                <text:p>78.463766238230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71.6535021504799">
                <text:p>71.6535021504799</text:p>
              </table:table-cell>
              <table:table-cell office:value-type="float" office:value="81.6985854674948">
                <text:p>81.6985854674948</text:p>
              </table:table-cell>
              <table:table-cell office:value-type="float" office:value="79.8535021504799">
                <text:p>79.853502150479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72.7101631188115">
                <text:p>72.7101631188115</text:p>
              </table:table-cell>
              <table:table-cell office:value-type="float" office:value="82.2287316022341">
                <text:p>82.2287316022341</text:p>
              </table:table-cell>
              <table:table-cell office:value-type="float" office:value="81.1101631188115">
                <text:p>81.110163118811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73.6449160652817">
                <text:p>73.6449160652817</text:p>
              </table:table-cell>
              <table:table-cell office:value-type="float" office:value="82.7464025452584">
                <text:p>82.7464025452584</text:p>
              </table:table-cell>
              <table:table-cell office:value-type="float" office:value="82.2449160652817">
                <text:p>82.244916065281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74.4689263725323">
                <text:p>74.4689263725323</text:p>
              </table:table-cell>
              <table:table-cell office:value-type="float" office:value="83.2521719462017">
                <text:p>83.2521719462017</text:p>
              </table:table-cell>
              <table:table-cell office:value-type="float" office:value="83.2689263725323">
                <text:p>83.268926372532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75.1930679860794">
                <text:p>75.1930679860794</text:p>
              </table:table-cell>
              <table:table-cell office:value-type="float" office:value="83.746574774947">
                <text:p>83.746574774947</text:p>
              </table:table-cell>
              <table:table-cell office:value-type="float" office:value="84.1930679860794">
                <text:p>84.193067986079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75.8277149537266">
                <text:p>75.8277149537266</text:p>
              </table:table-cell>
              <table:table-cell office:value-type="float" office:value="84.2301107227601">
                <text:p>84.2301107227601</text:p>
              </table:table-cell>
              <table:table-cell office:value-type="float" office:value="85.0277149537266">
                <text:p>85.027714953726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76.382602121337">
                <text:p>76.382602121337</text:p>
              </table:table-cell>
              <table:table-cell office:value-type="float" office:value="84.7032472376213">
                <text:p>84.7032472376213</text:p>
              </table:table-cell>
              <table:table-cell office:value-type="float" office:value="85.782602121337">
                <text:p>85.78260212133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76.8667421762589">
                <text:p>76.8667421762589</text:p>
              </table:table-cell>
              <table:table-cell office:value-type="float" office:value="85.1664222399736">
                <text:p>85.1664222399736</text:p>
              </table:table-cell>
              <table:table-cell office:value-type="float" office:value="86.4667421762589">
                <text:p>86.466742176258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77.2883868672658">
                <text:p>77.2883868672658</text:p>
              </table:table-cell>
              <table:table-cell office:value-type="float" office:value="85.6200465584338">
                <text:p>85.6200465584338</text:p>
              </table:table-cell>
              <table:table-cell office:value-type="float" office:value="87.0883868672658">
                <text:p>87.088386867265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77.6550215398915">
                <text:p>77.6550215398915</text:p>
              </table:table-cell>
              <table:table-cell office:value-type="float" office:value="86.0645061194192">
                <text:p>86.0645061194192</text:p>
              </table:table-cell>
              <table:table-cell office:value-type="float" office:value="87.6550215398915">
                <text:p>87.655021539891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77.9733837418503">
                <text:p>77.9733837418503</text:p>
              </table:table-cell>
              <table:table-cell office:value-type="float" office:value="86.5001639199352">
                <text:p>86.5001639199352</text:p>
              </table:table-cell>
              <table:table-cell office:value-type="float" office:value="88.1733837418503">
                <text:p>88.173383741850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78.2494983251096">
                <text:p>78.2494983251096</text:p>
              </table:table-cell>
              <table:table-cell office:value-type="float" office:value="86.9273618087914">
                <text:p>86.9273618087914</text:p>
              </table:table-cell>
              <table:table-cell office:value-type="float" office:value="88.6494983251096">
                <text:p>88.649498325109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78.4887230450369">
                <text:p>78.4887230450369</text:p>
              </table:table-cell>
              <table:table-cell office:value-type="float" office:value="87.3464220981467">
                <text:p>87.3464220981467</text:p>
              </table:table-cell>
              <table:table-cell office:value-type="float" office:value="89.0887230450369">
                <text:p>89.088723045036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78.6958000502847">
                <text:p>78.6958000502847</text:p>
              </table:table-cell>
              <table:table-cell office:value-type="float" office:value="87.757649024414">
                <text:p>87.757649024414</text:p>
              </table:table-cell>
              <table:table-cell office:value-type="float" office:value="89.4958000502847">
                <text:p>89.495800050284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78.8749098365404">
                <text:p>78.8749098365404</text:p>
              </table:table-cell>
              <table:table-cell office:value-type="float" office:value="88.1613300751144">
                <text:p>88.1613300751144</text:p>
              </table:table-cell>
              <table:table-cell office:value-type="float" office:value="89.8749098365404">
                <text:p>89.874909836540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79.0297252012581">
                <text:p>79.0297252012581</text:p>
              </table:table-cell>
              <table:table-cell office:value-type="float" office:value="88.5577371961733">
                <text:p>88.5577371961733</text:p>
              </table:table-cell>
              <table:table-cell office:value-type="float" office:value="90.2297252012581">
                <text:p>90.229725201258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79.1634635014465">
                <text:p>79.1634635014465</text:p>
              </table:table-cell>
              <table:table-cell office:value-type="float" office:value="88.9471278923601">
                <text:p>88.9471278923601</text:p>
              </table:table-cell>
              <table:table-cell office:value-type="float" office:value="90.5634635014465">
                <text:p>90.563463501446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79.2789361077722">
                <text:p>79.2789361077722</text:p>
              </table:table-cell>
              <table:table-cell office:value-type="float" office:value="89.3297462320212">
                <text:p>89.3297462320212</text:p>
              </table:table-cell>
              <table:table-cell office:value-type="float" office:value="90.8789361077722">
                <text:p>90.878936107772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79.3785943937588">
                <text:p>79.3785943937588</text:p>
              </table:table-cell>
              <table:table-cell office:value-type="float" office:value="89.7058237659258">
                <text:p>89.7058237659258</text:p>
              </table:table-cell>
              <table:table-cell office:value-type="float" office:value="91.1785943937588">
                <text:p>91.178594393758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79.4645719260572">
                <text:p>79.4645719260572</text:p>
              </table:table-cell>
              <table:table-cell office:value-type="float" office:value="90.0755803688862">
                <text:p>90.0755803688862</text:p>
              </table:table-cell>
              <table:table-cell office:value-type="float" office:value="91.4645719260572">
                <text:p>91.464571926057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79.538722755286">
                <text:p>79.538722755286</text:p>
              </table:table-cell>
              <table:table-cell office:value-type="float" office:value="90.4392250118129">
                <text:p>90.4392250118129</text:p>
              </table:table-cell>
              <table:table-cell office:value-type="float" office:value="91.738722755286">
                <text:p>91.73872275528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79.6026558679954">
                <text:p>79.6026558679954</text:p>
              </table:table-cell>
              <table:table-cell office:value-type="float" office:value="90.796956470992">
                <text:p>90.796956470992</text:p>
              </table:table-cell>
              <table:table-cell office:value-type="float" office:value="92.0026558679954">
                <text:p>92.002655867995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79.6577659664236">
                <text:p>79.6577659664236</text:p>
              </table:table-cell>
              <table:table-cell office:value-type="float" office:value="91.1489639806137">
                <text:p>91.1489639806137</text:p>
              </table:table-cell>
              <table:table-cell office:value-type="float" office:value="92.2577659664236">
                <text:p>92.257765966423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79.7052608080451">
                <text:p>79.7052608080451</text:p>
              </table:table-cell>
              <table:table-cell office:value-type="float" office:value="91.4954278339128">
                <text:p>91.4954278339128</text:p>
              </table:table-cell>
              <table:table-cell office:value-type="float" office:value="92.5052608080451">
                <text:p>92.505260808045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79.7461853726012">
                <text:p>79.7461853726012</text:p>
              </table:table-cell>
              <table:table-cell office:value-type="float" office:value="91.836519937704">
                <text:p>91.836519937704</text:p>
              </table:table-cell>
              <table:table-cell office:value-type="float" office:value="92.7461853726012">
                <text:p>92.746185372601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79.7814431389591">
                <text:p>79.7814431389591</text:p>
              </table:table-cell>
              <table:table-cell office:value-type="float" office:value="92.1724043245814">
                <text:p>92.1724043245814</text:p>
              </table:table-cell>
              <table:table-cell office:value-type="float" office:value="92.9814431389591">
                <text:p>92.981443138959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79.8118147543218">
                <text:p>79.8118147543218</text:p>
              </table:table-cell>
              <table:table-cell office:value-type="float" office:value="92.5032376266013">
                <text:p>92.5032376266013</text:p>
              </table:table-cell>
              <table:table-cell office:value-type="float" office:value="93.2118147543218">
                <text:p>93.211814754321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79.837974368876">
                <text:p>79.837974368876</text:p>
              </table:table-cell>
              <table:table-cell office:value-type="float" office:value="92.8291695138744">
                <text:p>92.8291695138744</text:p>
              </table:table-cell>
              <table:table-cell office:value-type="float" office:value="93.437974368876">
                <text:p>93.43797436887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79.8605038935236">
                <text:p>79.8605038935236</text:p>
              </table:table-cell>
              <table:table-cell office:value-type="float" office:value="93.1503431011397">
                <text:p>93.1503431011397</text:p>
              </table:table-cell>
              <table:table-cell office:value-type="float" office:value="93.6605038935236">
                <text:p>93.660503893523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79.879905419461">
                <text:p>79.879905419461</text:p>
              </table:table-cell>
              <table:table-cell office:value-type="float" office:value="93.4668953250859">
                <text:p>93.4668953250859</text:p>
              </table:table-cell>
              <table:table-cell office:value-type="float" office:value="93.879905419461">
                <text:p>93.87990541946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79.896612017897">
                <text:p>79.896612017897</text:p>
              </table:table-cell>
              <table:table-cell office:value-type="float" office:value="93.7789572949089">
                <text:p>93.7789572949089</text:p>
              </table:table-cell>
              <table:table-cell office:value-type="float" office:value="94.096612017897">
                <text:p>94.09661201789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79.9109971173712">
                <text:p>79.9109971173712</text:p>
              </table:table-cell>
              <table:table-cell office:value-type="float" office:value="94.0866546183532">
                <text:p>94.0866546183532</text:p>
              </table:table-cell>
              <table:table-cell office:value-type="float" office:value="94.3109971173712">
                <text:p>94.310997117371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79.9233826358032">
                <text:p>79.9233826358032</text:p>
              </table:table-cell>
              <table:table-cell office:value-type="float" office:value="94.3901077052646">
                <text:p>94.3901077052646</text:p>
              </table:table-cell>
              <table:table-cell office:value-type="float" office:value="94.5233826358032">
                <text:p>94.523382635803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79.9340460250881">
                <text:p>79.9340460250881</text:p>
              </table:table-cell>
              <table:table-cell office:value-type="float" office:value="94.6894320504918">
                <text:p>94.6894320504918</text:p>
              </table:table-cell>
              <table:table-cell office:value-type="float" office:value="94.7340460250881">
                <text:p>94.734046025088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79.943226368072">
                <text:p>79.943226368072</text:p>
              </table:table-cell>
              <table:table-cell office:value-type="float" office:value="94.9847384977988">
                <text:p>94.9847384977988</text:p>
              </table:table-cell>
              <table:table-cell office:value-type="float" office:value="94.943226368072">
                <text:p>94.94322636807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79.9511296512453">
                <text:p>79.9511296512453</text:p>
              </table:table-cell>
              <table:table-cell office:value-type="float" office:value="95.2761334862993">
                <text:p>95.2761334862993</text:p>
              </table:table-cell>
              <table:table-cell office:value-type="float" office:value="95.1511296512453">
                <text:p>95.151129651245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79.9579333215363">
                <text:p>79.9579333215363</text:p>
              </table:table-cell>
              <table:table-cell office:value-type="float" office:value="95.563719280781">
                <text:p>95.563719280781</text:p>
              </table:table-cell>
              <table:table-cell office:value-type="float" office:value="95.3579333215363">
                <text:p>95.357933321536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79.9637902221408">
                <text:p>79.9637902221408</text:p>
              </table:table-cell>
              <table:table-cell office:value-type="float" office:value="95.847594187171">
                <text:p>95.847594187171</text:p>
              </table:table-cell>
              <table:table-cell office:value-type="float" office:value="95.5637902221408">
                <text:p>95.563790222140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79.9688319903329">
                <text:p>79.9688319903329</text:p>
              </table:table-cell>
              <table:table-cell office:value-type="float" office:value="96.1278527542745">
                <text:p>96.1278527542745</text:p>
              </table:table-cell>
              <table:table-cell office:value-type="float" office:value="95.7688319903329">
                <text:p>95.768831990332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79.9731719895627">
                <text:p>79.9731719895627</text:p>
              </table:table-cell>
              <table:table-cell office:value-type="float" office:value="96.4045859628254">
                <text:p>96.4045859628254</text:p>
              </table:table-cell>
              <table:table-cell office:value-type="float" office:value="95.9731719895627">
                <text:p>95.973171989562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79.9769078387532">
                <text:p>79.9769078387532</text:p>
              </table:table-cell>
              <table:table-cell office:value-type="float" office:value="96.6778814027937">
                <text:p>96.6778814027937</text:p>
              </table:table-cell>
              <table:table-cell office:value-type="float" office:value="96.1769078387532">
                <text:p>96.176907838753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79.9801235934528">
                <text:p>79.9801235934528</text:p>
              </table:table-cell>
              <table:table-cell office:value-type="float" office:value="96.9478234398136">
                <text:p>96.9478234398136</text:p>
              </table:table-cell>
              <table:table-cell office:value-type="float" office:value="96.3801235934529">
                <text:p>96.380123593452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79.9828916262588">
                <text:p>79.9828916262588</text:p>
              </table:table-cell>
              <table:table-cell office:value-type="float" office:value="97.2144933715252">
                <text:p>97.2144933715252</text:p>
              </table:table-cell>
              <table:table-cell office:value-type="float" office:value="96.5828916262588">
                <text:p>96.582891626258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79.9852742476029">
                <text:p>79.9852742476029</text:p>
              </table:table-cell>
              <table:table-cell office:value-type="float" office:value="97.4779695745529">
                <text:p>97.4779695745529</text:p>
              </table:table-cell>
              <table:table-cell office:value-type="float" office:value="96.7852742476029">
                <text:p>96.785274247602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79.9873251024718">
                <text:p>79.9873251024718</text:p>
              </table:table-cell>
              <table:table-cell office:value-type="float" office:value="97.738327642787">
                <text:p>97.738327642787</text:p>
              </table:table-cell>
              <table:table-cell office:value-type="float" office:value="96.9873251024718">
                <text:p>96.987325102471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79.9890903738336">
                <text:p>79.9890903738336</text:p>
              </table:table-cell>
              <table:table-cell office:value-type="float" office:value="97.9956405175772">
                <text:p>97.9956405175772</text:p>
              </table:table-cell>
              <table:table-cell office:value-type="float" office:value="97.1890903738336">
                <text:p>97.189090373833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79.9906098193695">
                <text:p>79.9906098193695</text:p>
              </table:table-cell>
              <table:table-cell office:value-type="float" office:value="98.2499786104009">
                <text:p>98.2499786104009</text:p>
              </table:table-cell>
              <table:table-cell office:value-type="float" office:value="97.3906098193695">
                <text:p>97.390609819369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79.9919176644874">
                <text:p>79.9919176644874</text:p>
              </table:table-cell>
              <table:table-cell office:value-type="float" office:value="98.5014099185205">
                <text:p>98.5014099185205</text:p>
              </table:table-cell>
              <table:table-cell office:value-type="float" office:value="97.5919176644874">
                <text:p>97.591917664487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79.9930433714586">
                <text:p>79.9930433714586</text:p>
              </table:table-cell>
              <table:table-cell office:value-type="float" office:value="98.7500001341071">
                <text:p>98.7500001341071</text:p>
              </table:table-cell>
              <table:table-cell office:value-type="float" office:value="97.7930433714586">
                <text:p>97.793043371458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79.9940123017992">
                <text:p>79.9940123017992</text:p>
              </table:table-cell>
              <table:table-cell office:value-type="float" office:value="98.9958127472658">
                <text:p>98.9958127472658</text:p>
              </table:table-cell>
              <table:table-cell office:value-type="float" office:value="97.9940123017992">
                <text:p>97.994012301799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79.9948462866682">
                <text:p>79.9948462866682</text:p>
              </table:table-cell>
              <table:table-cell office:value-type="float" office:value="99.2389091433707">
                <text:p>99.2389091433707</text:p>
              </table:table-cell>
              <table:table-cell office:value-type="float" office:value="98.1948462866682">
                <text:p>98.194846286668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79.9955641180222">
                <text:p>79.9955641180222</text:p>
              </table:table-cell>
              <table:table-cell office:value-type="float" office:value="99.4793486950789">
                <text:p>99.4793486950789</text:p>
              </table:table-cell>
              <table:table-cell office:value-type="float" office:value="98.3955641180222">
                <text:p>98.395564118022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79.9961819715105">
                <text:p>79.9961819715105</text:p>
              </table:table-cell>
              <table:table-cell office:value-type="float" office:value="99.7171888493716">
                <text:p>99.7171888493716</text:p>
              </table:table-cell>
              <table:table-cell office:value-type="float" office:value="98.5961819715105">
                <text:p>98.596181971510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79.9967137705788">
                <text:p>79.9967137705788</text:p>
              </table:table-cell>
              <table:table-cell office:value-type="float" office:value="99.9524852099401">
                <text:p>99.9524852099401</text:p>
              </table:table-cell>
              <table:table-cell office:value-type="float" office:value="98.7967137705788">
                <text:p>98.796713770578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79.9971714999407">
                <text:p>79.9971714999407</text:p>
              </table:table-cell>
              <table:table-cell office:value-type="float" office:value="100.185291615212">
                <text:p>100.185291615212</text:p>
              </table:table-cell>
              <table:table-cell office:value-type="float" office:value="98.9971714999406">
                <text:p>98.997171499940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79.9975654754479">
                <text:p>79.9975654754479</text:p>
              </table:table-cell>
              <table:table-cell office:value-type="float" office:value="100.415660212292">
                <text:p>100.415660212292</text:p>
              </table:table-cell>
              <table:table-cell office:value-type="float" office:value="99.197565475448">
                <text:p>99.19756547544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79.997904576417">
                <text:p>79.997904576417</text:p>
              </table:table-cell>
              <table:table-cell office:value-type="float" office:value="100.643641527074">
                <text:p>100.643641527074</text:p>
              </table:table-cell>
              <table:table-cell office:value-type="float" office:value="99.397904576417">
                <text:p>99.39790457641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79.998196445628">
                <text:p>79.998196445628</text:p>
              </table:table-cell>
              <table:table-cell office:value-type="float" office:value="100.869284530753">
                <text:p>100.869284530753</text:p>
              </table:table-cell>
              <table:table-cell office:value-type="float" office:value="99.598196445628">
                <text:p>99.59819644562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79.9984476614913">
                <text:p>79.9984476614913</text:p>
              </table:table-cell>
              <table:table-cell office:value-type="float" office:value="101.092636702961">
                <text:p>101.092636702961</text:p>
              </table:table-cell>
              <table:table-cell office:value-type="float" office:value="99.7984476614913">
                <text:p>99.798447661491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79.9986638862522">
                <text:p>79.9986638862522</text:p>
              </table:table-cell>
              <table:table-cell office:value-type="float" office:value="101.313744091738">
                <text:p>101.313744091738</text:p>
              </table:table-cell>
              <table:table-cell office:value-type="float" office:value="99.9986638862522">
                <text:p>99.998663886252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">
                <text:p>101</text:p>
              </table:table-cell>
              <table:table-cell office:value-type="float" office:value="79.9988499935645">
                <text:p>79.9988499935645</text:p>
              </table:table-cell>
              <table:table-cell office:value-type="float" office:value="101.532651370508">
                <text:p>101.532651370508</text:p>
              </table:table-cell>
              <table:table-cell office:value-type="float" office:value="100.198849993564">
                <text:p>100.19884999356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">
                <text:p>102</text:p>
              </table:table-cell>
              <table:table-cell office:value-type="float" office:value="79.999010178306">
                <text:p>79.999010178306</text:p>
              </table:table-cell>
              <table:table-cell office:value-type="float" office:value="101.749401892254">
                <text:p>101.749401892254</text:p>
              </table:table-cell>
              <table:table-cell office:value-type="float" office:value="100.399010178306">
                <text:p>100.39901017830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">
                <text:p>103</text:p>
              </table:table-cell>
              <table:table-cell office:value-type="float" office:value="79.9991480511045">
                <text:p>79.9991480511045</text:p>
              </table:table-cell>
              <table:table-cell office:value-type="float" office:value="101.964037741052">
                <text:p>101.964037741052</text:p>
              </table:table-cell>
              <table:table-cell office:value-type="float" office:value="100.599148051105">
                <text:p>100.59914805110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">
                <text:p>104</text:p>
              </table:table-cell>
              <table:table-cell office:value-type="float" office:value="79.9992667197024">
                <text:p>79.9992667197024</text:p>
              </table:table-cell>
              <table:table-cell office:value-type="float" office:value="102.17659978111">
                <text:p>102.17659978111</text:p>
              </table:table-cell>
              <table:table-cell office:value-type="float" office:value="100.799266719702">
                <text:p>100.79926671970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">
                <text:p>105</text:p>
              </table:table-cell>
              <table:table-cell office:value-type="float" office:value="79.9993688589931">
                <text:p>79.9993688589931</text:p>
              </table:table-cell>
              <table:table-cell office:value-type="float" office:value="102.387127703466">
                <text:p>102.387127703466</text:p>
              </table:table-cell>
              <table:table-cell office:value-type="float" office:value="100.999368858993">
                <text:p>100.99936885899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">
                <text:p>106</text:p>
              </table:table-cell>
              <table:table-cell office:value-type="float" office:value="79.9994567713042">
                <text:p>79.9994567713042</text:p>
              </table:table-cell>
              <table:table-cell office:value-type="float" office:value="102.595660070465">
                <text:p>102.595660070465</text:p>
              </table:table-cell>
              <table:table-cell office:value-type="float" office:value="101.199456771304">
                <text:p>101.19945677130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">
                <text:p>107</text:p>
              </table:table-cell>
              <table:table-cell office:value-type="float" office:value="79.9995324382862">
                <text:p>79.9995324382862</text:p>
              </table:table-cell>
              <table:table-cell office:value-type="float" office:value="102.802234358162">
                <text:p>102.802234358162</text:p>
              </table:table-cell>
              <table:table-cell office:value-type="float" office:value="101.399532438286">
                <text:p>101.39953243828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">
                <text:p>108</text:p>
              </table:table-cell>
              <table:table-cell office:value-type="float" office:value="79.9995975655759">
                <text:p>79.9995975655759</text:p>
              </table:table-cell>
              <table:table-cell office:value-type="float" office:value="103.006886996733">
                <text:p>103.006886996733</text:p>
              </table:table-cell>
              <table:table-cell office:value-type="float" office:value="101.599597565576">
                <text:p>101.59959756557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">
                <text:p>109</text:p>
              </table:table-cell>
              <table:table-cell office:value-type="float" office:value="79.9996536212384">
                <text:p>79.9996536212384</text:p>
              </table:table-cell>
              <table:table-cell office:value-type="float" office:value="103.209653409041">
                <text:p>103.209653409041</text:p>
              </table:table-cell>
              <table:table-cell office:value-type="float" office:value="101.799653621238">
                <text:p>101.79965362123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">
                <text:p>110</text:p>
              </table:table-cell>
              <table:table-cell office:value-type="float" office:value="79.9997018688573">
                <text:p>79.9997018688573</text:p>
              </table:table-cell>
              <table:table-cell office:value-type="float" office:value="103.410568047433">
                <text:p>103.410568047433</text:p>
              </table:table-cell>
              <table:table-cell office:value-type="float" office:value="101.999701868857">
                <text:p>101.99970186885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">
                <text:p>111</text:p>
              </table:table-cell>
              <table:table-cell office:value-type="float" office:value="79.9997433960142">
                <text:p>79.9997433960142</text:p>
              </table:table-cell>
              <table:table-cell office:value-type="float" office:value="103.609664428871">
                <text:p>103.609664428871</text:p>
              </table:table-cell>
              <table:table-cell office:value-type="float" office:value="102.199743396014">
                <text:p>102.19974339601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">
                <text:p>112</text:p>
              </table:table-cell>
              <table:table-cell office:value-type="float" office:value="79.999779138804">
                <text:p>79.999779138804</text:p>
              </table:table-cell>
              <table:table-cell office:value-type="float" office:value="103.806975168492">
                <text:p>103.806975168492</text:p>
              </table:table-cell>
              <table:table-cell office:value-type="float" office:value="102.399779138804">
                <text:p>102.39977913880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">
                <text:p>113</text:p>
              </table:table-cell>
              <table:table-cell office:value-type="float" office:value="79.9998099029338">
                <text:p>79.9998099029338</text:p>
              </table:table-cell>
              <table:table-cell office:value-type="float" office:value="104.002532011671">
                <text:p>104.002532011671</text:p>
              </table:table-cell>
              <table:table-cell office:value-type="float" office:value="102.599809902934">
                <text:p>102.59980990293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">
                <text:p>114</text:p>
              </table:table-cell>
              <table:table-cell office:value-type="float" office:value="79.9998363818847">
                <text:p>79.9998363818847</text:p>
              </table:table-cell>
              <table:table-cell office:value-type="float" office:value="104.196365864679">
                <text:p>104.196365864679</text:p>
              </table:table-cell>
              <table:table-cell office:value-type="float" office:value="102.799836381885">
                <text:p>102.79983638188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">
                <text:p>115</text:p>
              </table:table-cell>
              <table:table-cell office:value-type="float" office:value="79.9998591725429">
                <text:p>79.9998591725429</text:p>
              </table:table-cell>
              <table:table-cell office:value-type="float" office:value="104.388506823992">
                <text:p>104.388506823992</text:p>
              </table:table-cell>
              <table:table-cell office:value-type="float" office:value="102.999859172543">
                <text:p>102.99985917254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">
                <text:p>116</text:p>
              </table:table-cell>
              <table:table-cell office:value-type="float" office:value="79.9998787886547">
                <text:p>79.9998787886547</text:p>
              </table:table-cell>
              <table:table-cell office:value-type="float" office:value="104.57898420434">
                <text:p>104.57898420434</text:p>
              </table:table-cell>
              <table:table-cell office:value-type="float" office:value="103.199878788655">
                <text:p>103.19987878865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">
                <text:p>117</text:p>
              </table:table-cell>
              <table:table-cell office:value-type="float" office:value="79.9998956724062">
                <text:p>79.9998956724062</text:p>
              </table:table-cell>
              <table:table-cell office:value-type="float" office:value="104.767826565551">
                <text:p>104.767826565551</text:p>
              </table:table-cell>
              <table:table-cell office:value-type="float" office:value="103.399895672406">
                <text:p>103.39989567240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">
                <text:p>118</text:p>
              </table:table-cell>
              <table:table-cell office:value-type="float" office:value="79.9999102043916">
                <text:p>79.9999102043916</text:p>
              </table:table-cell>
              <table:table-cell office:value-type="float" office:value="104.955061738245">
                <text:p>104.955061738245</text:p>
              </table:table-cell>
              <table:table-cell office:value-type="float" office:value="103.599910204392">
                <text:p>103.59991020439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79.9999227121915">
                <text:p>79.9999227121915</text:p>
              </table:table-cell>
              <table:table-cell office:value-type="float" office:value="105.140716848454">
                <text:p>105.140716848454</text:p>
              </table:table-cell>
              <table:table-cell office:value-type="float" office:value="103.799922712192">
                <text:p>103.79992271219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">
                <text:p>120</text:p>
              </table:table-cell>
              <table:table-cell office:value-type="float" office:value="79.9999334777578">
                <text:p>79.9999334777578</text:p>
              </table:table-cell>
              <table:table-cell office:value-type="float" office:value="105.324818341205">
                <text:p>105.324818341205</text:p>
              </table:table-cell>
              <table:table-cell office:value-type="float" office:value="103.999933477758">
                <text:p>103.99993347775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">
                <text:p>121</text:p>
              </table:table-cell>
              <table:table-cell office:value-type="float" office:value="79.9999427437689">
                <text:p>79.9999427437689</text:p>
              </table:table-cell>
              <table:table-cell office:value-type="float" office:value="105.507392003128">
                <text:p>105.507392003128</text:p>
              </table:table-cell>
              <table:table-cell office:value-type="float" office:value="104.199942743769">
                <text:p>104.19994274376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">
                <text:p>122</text:p>
              </table:table-cell>
              <table:table-cell office:value-type="float" office:value="79.9999507191003">
                <text:p>79.9999507191003</text:p>
              </table:table-cell>
              <table:table-cell office:value-type="float" office:value="105.688462984132">
                <text:p>105.688462984132</text:p>
              </table:table-cell>
              <table:table-cell office:value-type="float" office:value="104.3999507191">
                <text:p>104.399950719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">
                <text:p>123</text:p>
              </table:table-cell>
              <table:table-cell office:value-type="float" office:value="79.9999575835329">
                <text:p>79.9999575835329</text:p>
              </table:table-cell>
              <table:table-cell office:value-type="float" office:value="105.868055818193">
                <text:p>105.868055818193</text:p>
              </table:table-cell>
              <table:table-cell office:value-type="float" office:value="104.599957583533">
                <text:p>104.59995758353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">
                <text:p>124</text:p>
              </table:table-cell>
              <table:table-cell office:value-type="float" office:value="79.9999634918057">
                <text:p>79.9999634918057</text:p>
              </table:table-cell>
              <table:table-cell office:value-type="float" office:value="106.046194443311">
                <text:p>106.046194443311</text:p>
              </table:table-cell>
              <table:table-cell office:value-type="float" office:value="104.799963491806">
                <text:p>104.79996349180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">
                <text:p>125</text:p>
              </table:table-cell>
              <table:table-cell office:value-type="float" office:value="79.999968577104">
                <text:p>79.999968577104</text:p>
              </table:table-cell>
              <table:table-cell office:value-type="float" office:value="106.222902220651">
                <text:p>106.222902220651</text:p>
              </table:table-cell>
              <table:table-cell office:value-type="float" office:value="104.999968577104">
                <text:p>104.99996857710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">
                <text:p>126</text:p>
              </table:table-cell>
              <table:table-cell office:value-type="float" office:value="79.9999729540613">
                <text:p>79.9999729540613</text:p>
              </table:table-cell>
              <table:table-cell office:value-type="float" office:value="106.398201952933">
                <text:p>106.398201952933</text:p>
              </table:table-cell>
              <table:table-cell office:value-type="float" office:value="105.199972954061">
                <text:p>105.19997295406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">
                <text:p>127</text:p>
              </table:table-cell>
              <table:table-cell office:value-type="float" office:value="79.9999767213437">
                <text:p>79.9999767213437</text:p>
              </table:table-cell>
              <table:table-cell office:value-type="float" office:value="106.572115902089">
                <text:p>106.572115902089</text:p>
              </table:table-cell>
              <table:table-cell office:value-type="float" office:value="105.399976721344">
                <text:p>105.39997672134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">
                <text:p>128</text:p>
              </table:table-cell>
              <table:table-cell office:value-type="float" office:value="79.999979963874">
                <text:p>79.999979963874</text:p>
              </table:table-cell>
              <table:table-cell office:value-type="float" office:value="106.744665806232">
                <text:p>106.744665806232</text:p>
              </table:table-cell>
              <table:table-cell office:value-type="float" office:value="105.599979963874">
                <text:p>105.59997996387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">
                <text:p>129</text:p>
              </table:table-cell>
              <table:table-cell office:value-type="float" office:value="79.999982754746">
                <text:p>79.999982754746</text:p>
              </table:table-cell>
              <table:table-cell office:value-type="float" office:value="106.915872895957">
                <text:p>106.915872895957</text:p>
              </table:table-cell>
              <table:table-cell office:value-type="float" office:value="105.799982754746">
                <text:p>105.79998275474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">
                <text:p>130</text:p>
              </table:table-cell>
              <table:table-cell office:value-type="float" office:value="79.9999851568719">
                <text:p>79.9999851568719</text:p>
              </table:table-cell>
              <table:table-cell office:value-type="float" office:value="107.085757910023">
                <text:p>107.085757910023</text:p>
              </table:table-cell>
              <table:table-cell office:value-type="float" office:value="105.999985156872">
                <text:p>105.99998515687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">
                <text:p>131</text:p>
              </table:table-cell>
              <table:table-cell office:value-type="float" office:value="79.9999872244009">
                <text:p>79.9999872244009</text:p>
              </table:table-cell>
              <table:table-cell office:value-type="float" office:value="107.254341110425">
                <text:p>107.254341110425</text:p>
              </table:table-cell>
              <table:table-cell office:value-type="float" office:value="106.199987224401">
                <text:p>106.19998722440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">
                <text:p>132</text:p>
              </table:table-cell>
              <table:table-cell office:value-type="float" office:value="79.9999890039397">
                <text:p>79.9999890039397</text:p>
              </table:table-cell>
              <table:table-cell office:value-type="float" office:value="107.4216422969">
                <text:p>107.4216422969</text:p>
              </table:table-cell>
              <table:table-cell office:value-type="float" office:value="106.39998900394">
                <text:p>106.3999890039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79.999990535603">
                <text:p>79.999990535603</text:p>
              </table:table-cell>
              <table:table-cell office:value-type="float" office:value="107.587680820879">
                <text:p>107.587680820879</text:p>
              </table:table-cell>
              <table:table-cell office:value-type="float" office:value="106.599990535603">
                <text:p>106.59999053560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79.9999918539179">
                <text:p>79.9999918539179</text:p>
              </table:table-cell>
              <table:table-cell office:value-type="float" office:value="107.75247559892">
                <text:p>107.75247559892</text:p>
              </table:table-cell>
              <table:table-cell office:value-type="float" office:value="106.799991853918">
                <text:p>106.79999185391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">
                <text:p>135</text:p>
              </table:table-cell>
              <table:table-cell office:value-type="float" office:value="79.9999929886021">
                <text:p>79.9999929886021</text:p>
              </table:table-cell>
              <table:table-cell office:value-type="float" office:value="107.916045125645">
                <text:p>107.916045125645</text:p>
              </table:table-cell>
              <table:table-cell office:value-type="float" office:value="106.999992988602">
                <text:p>106.99999298860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">
                <text:p>136</text:p>
              </table:table-cell>
              <table:table-cell office:value-type="float" office:value="79.9999939652338">
                <text:p>79.9999939652338</text:p>
              </table:table-cell>
              <table:table-cell office:value-type="float" office:value="108.078407486193">
                <text:p>108.078407486193</text:p>
              </table:table-cell>
              <table:table-cell office:value-type="float" office:value="107.199993965234">
                <text:p>107.19999396523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">
                <text:p>137</text:p>
              </table:table-cell>
              <table:table-cell office:value-type="float" office:value="79.9999948058285">
                <text:p>79.9999948058285</text:p>
              </table:table-cell>
              <table:table-cell office:value-type="float" office:value="108.239580368219">
                <text:p>108.239580368219</text:p>
              </table:table-cell>
              <table:table-cell office:value-type="float" office:value="107.399994805829">
                <text:p>107.39999480582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">
                <text:p>138</text:p>
              </table:table-cell>
              <table:table-cell office:value-type="float" office:value="79.9999955293351">
                <text:p>79.9999955293351</text:p>
              </table:table-cell>
              <table:table-cell office:value-type="float" office:value="108.399581073459">
                <text:p>108.399581073459</text:p>
              </table:table-cell>
              <table:table-cell office:value-type="float" office:value="107.599995529335">
                <text:p>107.59999552933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">
                <text:p>139</text:p>
              </table:table-cell>
              <table:table-cell office:value-type="float" office:value="79.9999961520631">
                <text:p>79.9999961520631</text:p>
              </table:table-cell>
              <table:table-cell office:value-type="float" office:value="108.558426528875">
                <text:p>108.558426528875</text:p>
              </table:table-cell>
              <table:table-cell office:value-type="float" office:value="107.799996152063">
                <text:p>107.79999615206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">
                <text:p>140</text:p>
              </table:table-cell>
              <table:table-cell office:value-type="float" office:value="79.99999668805">
                <text:p>79.99999668805</text:p>
              </table:table-cell>
              <table:table-cell office:value-type="float" office:value="108.716133297405">
                <text:p>108.716133297405</text:p>
              </table:table-cell>
              <table:table-cell office:value-type="float" office:value="107.99999668805">
                <text:p>107.9999966880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">
                <text:p>141</text:p>
              </table:table-cell>
              <table:table-cell office:value-type="float" office:value="79.9999971493782">
                <text:p>79.9999971493782</text:p>
              </table:table-cell>
              <table:table-cell office:value-type="float" office:value="108.87271758832">
                <text:p>108.87271758832</text:p>
              </table:table-cell>
              <table:table-cell office:value-type="float" office:value="108.199997149378">
                <text:p>108.19999714937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">
                <text:p>142</text:p>
              </table:table-cell>
              <table:table-cell office:value-type="float" office:value="79.999997546447">
                <text:p>79.999997546447</text:p>
              </table:table-cell>
              <table:table-cell office:value-type="float" office:value="109.028195267228">
                <text:p>109.028195267228</text:p>
              </table:table-cell>
              <table:table-cell office:value-type="float" office:value="108.399997546447">
                <text:p>108.39999754644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">
                <text:p>143</text:p>
              </table:table-cell>
              <table:table-cell office:value-type="float" office:value="79.9999978882074">
                <text:p>79.9999978882074</text:p>
              </table:table-cell>
              <table:table-cell office:value-type="float" office:value="109.182581865718">
                <text:p>109.182581865718</text:p>
              </table:table-cell>
              <table:table-cell office:value-type="float" office:value="108.599997888207">
                <text:p>108.59999788820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">
                <text:p>144</text:p>
              </table:table-cell>
              <table:table-cell office:value-type="float" office:value="79.9999981823632">
                <text:p>79.9999981823632</text:p>
              </table:table-cell>
              <table:table-cell office:value-type="float" office:value="109.335892590672">
                <text:p>109.335892590672</text:p>
              </table:table-cell>
              <table:table-cell office:value-type="float" office:value="108.799998182363">
                <text:p>108.79999818236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5">
                <text:p>145</text:p>
              </table:table-cell>
              <table:table-cell office:value-type="float" office:value="79.9999984355456">
                <text:p>79.9999984355456</text:p>
              </table:table-cell>
              <table:table-cell office:value-type="float" office:value="109.488142333253">
                <text:p>109.488142333253</text:p>
              </table:table-cell>
              <table:table-cell office:value-type="float" office:value="108.999998435546">
                <text:p>108.99999843554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">
                <text:p>146</text:p>
              </table:table-cell>
              <table:table-cell office:value-type="float" office:value="79.9999986534616">
                <text:p>79.9999986534616</text:p>
              </table:table-cell>
              <table:table-cell office:value-type="float" office:value="109.639345677583">
                <text:p>109.639345677583</text:p>
              </table:table-cell>
              <table:table-cell office:value-type="float" office:value="109.199998653462">
                <text:p>109.19999865346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">
                <text:p>147</text:p>
              </table:table-cell>
              <table:table-cell office:value-type="float" office:value="79.9999988410236">
                <text:p>79.9999988410236</text:p>
              </table:table-cell>
              <table:table-cell office:value-type="float" office:value="109.789516909132">
                <text:p>109.789516909132</text:p>
              </table:table-cell>
              <table:table-cell office:value-type="float" office:value="109.399998841024">
                <text:p>109.39999884102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8">
                <text:p>148</text:p>
              </table:table-cell>
              <table:table-cell office:value-type="float" office:value="79.9999990024598">
                <text:p>79.9999990024598</text:p>
              </table:table-cell>
              <table:table-cell office:value-type="float" office:value="109.938670022811">
                <text:p>109.938670022811</text:p>
              </table:table-cell>
              <table:table-cell office:value-type="float" office:value="109.59999900246">
                <text:p>109.5999990024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9">
                <text:p>149</text:p>
              </table:table-cell>
              <table:table-cell office:value-type="float" office:value="79.9999991414092">
                <text:p>79.9999991414092</text:p>
              </table:table-cell>
              <table:table-cell office:value-type="float" office:value="110.0868187308">
                <text:p>110.0868187308</text:p>
              </table:table-cell>
              <table:table-cell office:value-type="float" office:value="109.799999141409">
                <text:p>109.79999914140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0">
                <text:p>150</text:p>
              </table:table-cell>
              <table:table-cell office:value-type="float" office:value="79.999999261004">
                <text:p>79.999999261004</text:p>
              </table:table-cell>
              <table:table-cell office:value-type="float" office:value="110.233976470118">
                <text:p>110.233976470118</text:p>
              </table:table-cell>
              <table:table-cell office:value-type="float" office:value="109.999999261004">
                <text:p>109.99999926100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